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AssyrianDictionary"/>
    </style:style>
    <style:style style:name="P3" style:family="paragraph" style:parent-style-name="Standard">
      <style:paragraph-properties fo:margin-left="0in" fo:margin-right="0in" fo:line-height="150%" fo:text-indent="0.25in" style:auto-text-indent="false"/>
    </style:style>
    <style:style style:name="P4" style:family="paragraph" style:parent-style-name="Plain_20_Text">
      <style:paragraph-properties fo:line-height="150%"/>
    </style:style>
    <style:style style:name="P5" style:family="paragraph" style:parent-style-name="Plain_20_Text">
      <style:paragraph-properties fo:line-height="150%">
        <style:tab-stops>
          <style:tab-stop style:position="0.5in"/>
        </style:tab-stops>
      </style:paragraph-properties>
    </style:style>
    <style:style style:name="P6" style:family="paragraph" style:parent-style-name="Plain_20_Text">
      <style:paragraph-properties fo:line-height="150%">
        <style:tab-stops>
          <style:tab-stop style:position="0.3752in"/>
        </style:tab-stops>
      </style:paragraph-properties>
    </style:style>
    <style:style style:name="P7" style:family="paragraph" style:parent-style-name="Plain_20_Text">
      <style:paragraph-properties fo:line-height="150%"/>
      <style:text-properties style:font-name="AssyrianDictionary" fo:font-size="12pt" style:font-size-asian="12pt"/>
    </style:style>
    <style:style style:name="P8" style:family="paragraph" style:parent-style-name="Plain_20_Text">
      <style:paragraph-properties fo:line-height="150%">
        <style:tab-stops>
          <style:tab-stop style:position="0.5in"/>
        </style:tab-stops>
      </style:paragraph-properties>
      <style:text-properties style:font-name="AssyrianDictionary" fo:font-size="12pt" style:font-size-asian="12pt" style:font-style-complex="italic"/>
    </style:style>
    <style:style style:name="P9" style:family="paragraph" style:parent-style-name="Plain_20_Text">
      <style:paragraph-properties fo:line-height="150%"/>
      <style:text-properties style:font-name="AssyrianDictionary" fo:font-size="12pt" fo:language="pl" fo:country="PL" style:font-size-asian="12pt"/>
    </style:style>
    <style:style style:name="P10" style:family="paragraph" style:parent-style-name="Plain_20_Text">
      <style:paragraph-properties fo:line-height="150%" fo:text-align="center" style:justify-single-word="false"/>
      <style:text-properties style:font-name="AssyrianDictionary" fo:font-size="12pt" fo:language="pl" fo:country="PL" style:font-size-asian="12pt"/>
    </style:style>
    <style:style style:name="P11" style:family="paragraph" style:parent-style-name="Plain_20_Text">
      <style:paragraph-properties fo:line-height="150%">
        <style:tab-stops>
          <style:tab-stop style:position="0.5in"/>
        </style:tab-stops>
      </style:paragraph-properties>
      <style:text-properties style:font-name="AssyrianDictionary" fo:font-size="12pt" fo:language="pl" fo:country="PL" style:font-size-asian="12pt" style:font-style-complex="italic"/>
    </style:style>
    <style:style style:name="P12" style:family="paragraph" style:parent-style-name="Plain_20_Text">
      <style:paragraph-properties fo:line-height="150%"/>
      <style:text-properties style:font-name="AssyrianDictionary" fo:font-size="12pt" fo:font-weight="bold" style:font-size-asian="12pt" style:font-weight-asian="bold"/>
    </style:style>
    <style:style style:name="P13"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14" style:family="paragraph" style:parent-style-name="Plain_20_Text">
      <style:paragraph-properties fo:line-height="150%" fo:text-align="center" style:justify-single-word="false"/>
      <style:text-properties style:font-name="AssyrianDictionary" fo:font-size="12pt" fo:font-weight="bold" style:font-size-asian="12pt" style:font-weight-asian="bold" style:font-weight-complex="bold"/>
    </style:style>
    <style:style style:name="P15"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6" style:family="paragraph" style:parent-style-name="Plain_20_Text">
      <style:paragraph-properties fo:line-height="150%" fo:padding-left="0in" fo:padding-right="0in" fo:padding-top="0in" fo:padding-bottom="0.0138in" fo:border-left="none" fo:border-right="none" fo:border-top="none" fo:border-bottom="0.0071in solid #000000">
        <style:tab-stops>
          <style:tab-stop style:position="0.5in"/>
        </style:tab-stops>
      </style:paragraph-properties>
    </style:style>
    <style:style style:name="P17" style:family="paragraph" style:parent-style-name="Plain_20_Text">
      <style:paragraph-properties fo:margin-left="0.3752in" fo:margin-right="0in" fo:line-height="150%" fo:text-indent="0in" style:auto-text-indent="false">
        <style:tab-stops>
          <style:tab-stop style:position="0.3752in"/>
        </style:tab-stops>
      </style:paragraph-properties>
    </style:style>
    <style:style style:name="P18" style:family="paragraph" style:parent-style-name="Plain_20_Text">
      <style:paragraph-properties fo:margin-left="0in" fo:margin-right="0in" fo:line-height="150%" fo:text-indent="0.25in" style:auto-text-indent="false"/>
    </style:style>
    <style:style style:name="P19" style:family="paragraph" style:parent-style-name="Plain_20_Text">
      <style:paragraph-properties fo:margin-left="0in" fo:margin-right="0in" fo:line-height="150%" fo:text-indent="0.5in" style:auto-text-indent="false"/>
      <style:text-properties style:font-name="AssyrianDictionary" fo:font-size="12pt" style:font-size-asian="12pt"/>
    </style:style>
    <style:style style:name="P20" style:family="paragraph" style:parent-style-name="Plain_20_Text" style:master-page-name="Standard">
      <style:paragraph-properties fo:line-height="150%" fo:text-align="center" style:justify-single-word="false" style:page-number="auto"/>
    </style:style>
    <style:style style:name="P21" style:family="paragraph" style:parent-style-name="Header">
      <style:paragraph-properties fo:margin-left="0in" fo:margin-right="0.25in" fo:text-indent="0in" style:auto-text-indent="false"/>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font-weight="bold" style:font-size-asian="12pt" style:font-weight-asian="bold" style:font-weight-complex="bold"/>
    </style:style>
    <style:style style:name="T4" style:family="text">
      <style:text-properties style:font-name="AssyrianDictionary" fo:font-size="12pt" fo:language="pl" fo:country="PL" fo:font-weight="bold" style:font-size-asian="12pt" style:font-weight-asian="bold"/>
    </style:style>
    <style:style style:name="T5" style:family="text">
      <style:text-properties style:font-name="AssyrianDictionary" fo:font-size="12pt" fo:language="pl" fo:country="PL" style:font-size-asian="12pt"/>
    </style:style>
    <style:style style:name="T6" style:family="text">
      <style:text-properties style:font-name="AssyrianDictionary" fo:font-size="12pt" fo:language="pl" fo:country="PL" style:font-size-asian="12pt" style:font-style-complex="italic"/>
    </style:style>
    <style:style style:name="T7" style:family="text">
      <style:text-properties style:font-name="AssyrianDictionary" fo:font-size="12pt" fo:language="pl" fo:country="PL" style:font-size-asian="12pt" style:font-size-complex="12pt"/>
    </style:style>
    <style:style style:name="T8" style:family="text">
      <style:text-properties style:font-name="AssyrianDictionary" fo:font-size="12pt" fo:language="pl" fo:country="PL" fo:font-style="italic" style:font-size-asian="12pt" style:font-style-asian="italic"/>
    </style:style>
    <style:style style:name="T9" style:family="text">
      <style:text-properties style:font-name="AssyrianDictionary" fo:font-size="12pt" fo:language="pl" fo:country="PL" fo:font-style="italic" style:font-size-asian="12pt" style:font-style-asian="italic" style:font-style-complex="italic"/>
    </style:style>
    <style:style style:name="T10" style:family="text">
      <style:text-properties style:font-name="AssyrianDictionary" fo:font-size="12pt" style:font-size-asian="12pt"/>
    </style:style>
    <style:style style:name="T11" style:family="text">
      <style:text-properties style:font-name="AssyrianDictionary" fo:font-size="12pt" style:font-size-asian="12pt" style:font-size-complex="12pt"/>
    </style:style>
    <style:style style:name="T12" style:family="text">
      <style:text-properties style:font-name="AssyrianDictionary" fo:font-size="12pt" style:font-size-asian="12pt" style:font-style-complex="italic"/>
    </style:style>
    <style:style style:name="T13" style:family="text">
      <style:text-properties style:font-name="AssyrianDictionary" fo:font-size="12pt" style:font-size-asian="12pt" style:font-name-complex="Courier New" style:font-size-complex="11pt"/>
    </style:style>
    <style:style style:name="T14" style:family="text">
      <style:text-properties style:font-name="AssyrianDictionary" fo:font-size="12pt" fo:font-style="italic" style:font-size-asian="12pt" style:font-style-asian="italic"/>
    </style:style>
    <style:style style:name="T15" style:family="text">
      <style:text-properties style:font-name="AssyrianDictionary" fo:font-size="12pt" fo:font-style="italic" style:font-size-asian="12pt" style:font-style-asian="italic" style:font-style-complex="italic"/>
    </style:style>
    <style:style style:name="T16" style:family="text">
      <style:text-properties style:font-name="AssyrianDictionary" fo:font-size="12pt" fo:letter-spacing="0.0138in" style:font-size-asian="12pt" style:font-name-complex="Courier New" style:font-size-complex="11pt"/>
    </style:style>
    <style:style style:name="T17" style:family="text">
      <style:text-properties style:font-name="AssyrianDictionary" fo:font-size="12pt" fo:letter-spacing="0.0138in" style:font-size-asian="12pt" style:font-name-complex="Courier New" style:font-size-complex="11pt" style:font-style-complex="italic"/>
    </style:style>
    <style:style style:name="T18" style:family="text">
      <style:text-properties style:font-name="AssyrianDictionary" fo:font-size="12pt" fo:letter-spacing="0.0138in" fo:language="pl" fo:country="PL" style:font-size-asian="12pt" style:font-name-complex="Courier New" style:font-size-complex="11pt"/>
    </style:style>
    <style:style style:name="T19" style:family="text">
      <style:text-properties style:font-name="AssyrianDictionary" fo:letter-spacing="0.0138in" style:font-name-complex="Courier New" style:font-size-complex="9pt"/>
    </style:style>
    <style:style style:name="T20" style:family="text">
      <style:text-properties style:font-name="AssyrianDictionary" fo:letter-spacing="0.0138in" style:font-name-complex="Courier New" style:font-size-complex="11pt"/>
    </style:style>
    <style:style style:name="T21" style:family="text">
      <style:text-properties style:font-name="AssyrianDictionary" fo:letter-spacing="0.0138in" style:font-name-complex="Courier New" style:font-size-complex="11pt" style:font-style-complex="italic"/>
    </style:style>
    <style:style style:name="T22" style:family="text">
      <style:text-properties style:font-name="AssyrianDictionary" fo:font-style="italic" style:font-style-asian="italic"/>
    </style:style>
    <style:style style:name="T23" style:family="text">
      <style:text-properties style:font-name="AssyrianDictionary" fo:font-style="italic" style:font-style-asian="italic" style:font-style-complex="italic"/>
    </style:style>
    <style:style style:name="T24" style:family="text">
      <style:text-properties style:font-name="AssyrianDictionary" fo:font-weight="bold" style:font-weight-asian="bold"/>
    </style:style>
    <style:style style:name="T25" style:family="text">
      <style:text-properties style:font-name="AssyrianDictionary" fo:font-weight="bold" style:font-weight-asian="bold" style:font-weight-complex="bold"/>
    </style:style>
    <style:style style:name="T26" style:family="text">
      <style:text-properties style:font-name="AssyrianDictionary" style:font-style-complex="italic"/>
    </style:style>
    <style:style style:name="T27" style:family="text">
      <style:text-properties style:font-name="AssyrianDictionary" style:font-size-complex="12pt"/>
    </style:style>
    <style:style style:name="T28" style:family="text">
      <style:text-properties fo:language="pl" fo:country="PL"/>
    </style:style>
    <style:style style:name="T29" style:family="text">
      <style:text-properties style:font-name="Times New Roman" fo:font-size="12pt" fo:language="pl" fo:country="PL" fo:font-weight="bold" style:font-size-asian="12pt" style:font-weight-asian="bold"/>
    </style:style>
    <style:style style:name="T30" style:family="text">
      <style:text-properties style:font-name="Times New Roman" fo:font-size="12pt" fo:language="pl" fo:country="PL" style:font-size-asian="12pt"/>
    </style:style>
    <style:style style:name="T31" style:family="text">
      <style:text-properties style:font-name="Times New Roman" fo:font-size="12pt" fo:language="pl" fo:country="PL" style:font-size-asian="12pt" style:font-style-complex="italic"/>
    </style:style>
    <style:style style:name="T32" style:family="text">
      <style:text-properties style:font-name="Times New Roman" fo:font-size="12pt" fo:language="pl" fo:country="PL" fo:font-style="italic" style:font-size-asian="12pt" style:font-style-asian="italic"/>
    </style:style>
    <style:style style:name="T33" style:family="text">
      <style:text-properties style:font-name="Times New Roman" fo:font-size="12pt" fo:language="pl" fo:country="PL" fo:font-style="italic" style:font-size-asian="12pt" style:font-style-asian="italic" style:font-style-complex="italic"/>
    </style:style>
    <style:style style:name="T34" style:family="text">
      <style:text-properties style:font-name="Times New Roman" fo:font-size="12pt" style:font-size-asian="12pt"/>
    </style:style>
    <style:style style:name="T35" style:family="text">
      <style:text-properties style:font-name="Times New Roman" fo:font-size="12pt" fo:font-style="italic" style:font-size-asian="12pt" style:font-style-asian="italic"/>
    </style:style>
    <style:style style:name="T36" style:family="text">
      <style:text-properties style:font-name="Times New Roman" fo:font-size="12pt" fo:font-style="italic" style:font-size-asian="12pt" style:font-style-asian="italic" style:font-style-complex="italic"/>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variant="small-caps" style:font-name="AssyrianDictionary" fo:font-size="12pt" fo:font-weight="bold" style:font-size-asian="12pt" style:font-weight-asian="bold"/>
    </style:style>
    <style:style style:name="T40" style:family="text">
      <style:text-properties style:text-position="super 58%" style:font-name="AssyrianDictionary" fo:font-size="12pt" style:font-size-asian="12pt"/>
    </style:style>
    <style:style style:name="T41" style:family="text">
      <style:text-properties style:text-position="super 58%" style:font-name="AssyrianDictionary" fo:font-size="12pt" fo:language="pl" fo:country="PL" style:font-size-asian="12pt"/>
    </style:style>
    <style:style style:name="T42" style:family="text">
      <style:text-properties style:text-position="super 58%" style:font-name="AssyrianDictionary" fo:font-size="12pt" fo:language="pl" fo:country="PL" style:font-size-asian="12pt" style:font-size-complex="12pt"/>
    </style:style>
    <style:style style:name="T43" style:family="text">
      <style:text-properties style:text-position="super 58%" style:font-name="AssyrianDictionary" fo:font-size="12pt" fo:language="pl" fo:country="PL" fo:font-style="italic" style:font-size-asian="12pt" style:font-style-asian="italic"/>
    </style:style>
    <style:style style:name="T44" style:family="text">
      <style:text-properties style:text-position="super 58%" style:font-name="AssyrianDictionary" fo:font-size="12pt" fo:language="pl" fo:country="PL" fo:font-style="italic" style:font-size-asian="12pt" style:font-style-asian="italic" style:font-style-complex="italic"/>
    </style:style>
    <style:style style:name="T45" style:family="text">
      <style:text-properties style:text-position="super 58%" style:font-name="AssyrianDictionary" fo:font-size="12pt" fo:font-style="italic" style:font-size-asian="12pt" style:font-style-asian="italic"/>
    </style:style>
    <style:style style:name="T46" style:family="text">
      <style:text-properties style:text-position="super 58%" style:font-name="AssyrianDictionary" fo:font-size="12pt" fo:letter-spacing="0.0138in" style:font-size-asian="12pt" style:font-name-complex="Courier New" style:font-size-complex="11pt"/>
    </style:style>
    <style:style style:name="T47" style:family="text">
      <style:text-properties style:text-position="super 58%" style:font-name="AssyrianDictionary" fo:letter-spacing="0.0138in" style:font-name-complex="Courier New" style:font-size-complex="11pt"/>
    </style:style>
    <style:style style:name="T48" style:family="text">
      <style:text-properties style:text-position="sub 58%" style:font-name="AssyrianDictionary" fo:font-size="12pt" fo:language="pl" fo:country="PL" style:font-size-asian="12pt"/>
    </style:style>
    <style:style style:name="T49" style:family="text">
      <style:text-properties style:text-position="sub 58%" style:font-name="AssyrianDictionary" fo:font-size="12pt" fo:language="pl" fo:country="PL" fo:font-style="italic" style:font-size-asian="12pt" style:font-style-asian="italic"/>
    </style:style>
    <style:style style:name="T50" style:family="text">
      <style:text-properties style:text-position="sub 58%" style:font-name="AssyrianDictionary" fo:font-size="12pt" fo:letter-spacing="0.0138in" style:font-size-asian="12pt" style:font-name-complex="Courier New" style:font-size-complex="11pt"/>
    </style:style>
    <style:style style:name="T51" style:family="text">
      <style:text-properties style:text-position="sub 58%" style:font-name="AssyrianDictionary" fo:letter-spacing="0.0138in" style:font-name-complex="Courier New" style:font-size-complex="11pt"/>
    </style:style>
    <style:style style:name="T52" style:family="text">
      <style:text-properties style:text-position="sub 58%" style:font-name="AssyrianDictionary" fo:letter-spacing="0.0138in" style:font-name-complex="Courier New" style:font-size-complex="11pt" style:font-style-complex="italic"/>
    </style:style>
    <style:style style:name="T53" style:family="text">
      <style:text-properties fo:color="#ff0000" style:font-name="AssyrianDictionary"/>
    </style:style>
    <style:style style:name="T5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15. </text:span><text:span text:style-name="T29">Š</text:span><text:span text:style-name="T4">ulgi to I</text:span><text:span text:style-name="T2">å</text:span><text:span text:style-name="T4">bi-Erra 1 (</text:span><text:span text:style-name="T29">Š</text:span><text:span text:style-name="T4">I</text:span><text:span text:style-name="T2">å</text:span><text:span text:style-name="T4">1, 3.1.13.2, RCU 15)</text:span></text:p>
      <text:p text:style-name="P10"><text:s/></text:p>
      <text:p text:style-name="P9"/>
      <text:p text:style-name="P4"><text:span text:style-name="T10">Su1 = Susa XII/I ii 40–iv 37 (</text:span><text:span text:style-name="T14">MDAI</text:span><text:span text:style-name="T10"> 57 pl. 1 [photographs only]). New photographs kindly provided by Dr. Shahrokh Razmjou and </text:span><text:span text:style-name="T11">Ms. Mahboubeh Ghelichkhani.</text:span></text:p>
      <text:p text:style-name="P7"/>
      <text:p text:style-name="P4"><text:span text:style-name="T15">Bibliography</text:span><text:span text:style-name="T10">: Edition: D. O. Edzard, </text:span><text:span text:style-name="T14">MDAI </text:span><text:span text:style-name="T10">57 20–23.</text:span></text:p>
      <text:p text:style-name="P7"/>
      <text:p text:style-name="P4"><text:span text:style-name="T39">Text Transliteration</text:span></text:p>
      <text:p text:style-name="P7"/>
      <text:p text:style-name="P5"><text:span text:style-name="T10">ii <text:s/>40.<text:tab/></text:span><text:span text:style-name="T40">I</text:span><text:span text:style-name="T10">iå-be-</text:span><text:span text:style-name="T40">d</text:span><text:span text:style-name="T10">èr-ra-á-ra mu-un-ne-du</text:span></text:p>
      <text:p text:style-name="P5"><text:span text:style-name="T5">iii</text:span><text:span text:style-name="T5"> 1.<text:tab/></text:span><text:span text:style-name="T41">d</text:span><text:span text:style-name="T10">å</text:span><text:span text:style-name="T5">ul-gi l</text:span><text:span text:style-name="T10">ú</text:span><text:span text:style-name="T5">-gal-z</text:span><text:span text:style-name="T10">ú</text:span><text:span text:style-name="T5"> na-ap-pa-a</text:span></text:p>
      <text:p text:style-name="P5"><text:span text:style-name="T5">2.<text:tab/>inim me-e-ga-na </text:span><text:span text:style-name="T10">ú</text:span><text:span text:style-name="T5">-ud-ki-im me-e-hu-le</text:span></text:p>
      <text:p text:style-name="P5"><text:span text:style-name="T5">3.<text:tab/></text:span><text:span text:style-name="T8">a-na a-wa-at ta-a</text:span><text:span text:style-name="T14">å</text:span><text:span text:style-name="T8">-pu-ra da-an-ni-i</text:span><text:span text:style-name="T14">å</text:span><text:span text:style-name="T8"> a</text:span><text:span text:style-name="T14">æ</text:span><text:span text:style-name="T8">-&lt;du&gt; </text:span><text:span text:style-name="T6">U</text:span></text:p>
      <text:p text:style-name="P5"><text:span text:style-name="T5">4.<text:tab/></text:span><text:span text:style-name="T10">≠</text:span><text:span text:style-name="T5">e</text:span><text:span text:style-name="T10"></text:span><text:span text:style-name="T5">-me-du di-ik-ki-nam mi-in-na na-</text:span></text:p>
      <text:p text:style-name="P5"><text:span text:style-name="T5">5.<text:tab/>ar-ra a-ba ma</text:span><text:span text:style-name="Footnote_20_Symbol"><text:span text:style-name="T5"><text:note text:id="ftn1" text:note-class="footnote"><text:note-citation>1</text:note-citation><text:note-body><text:p text:style-name="Footnote"><text:s/>Written as <text:span text:style-name="T19">ba</text:span>.</text:p></text:note-body></text:note></text:span></text:span><text:span text:style-name="T5">-an-</text:span><text:span text:style-name="T10">å</text:span><text:span text:style-name="T5">u U </text:span><text:span text:style-name="T10">Á</text:span><text:span text:style-name="T5">RAD </text:span><text:span text:style-name="T15">åà</text:span><text:span text:style-name="T9"> ki-ma ka-&lt;ta&gt;</text:span></text:p>
      <text:p text:style-name="P16"><text:span text:style-name="T5">6.<text:tab/></text:span><text:span text:style-name="T8">ta-ak-lu</text:span><text:span text:style-name="T5"> </text:span><text:span text:style-name="T8">ja-a-</text:span><text:span text:style-name="T14">åí</text:span><text:span text:style-name="T8"> ma-an-nu i-na-an-di-na</text:span></text:p>
      <text:p text:style-name="P5"><text:span text:style-name="T5">7</text:span><text:span text:style-name="T5">.<text:tab/>a-am-ga lu-ga-al-be </text:span><text:span text:style-name="T10">å</text:span><text:span text:style-name="T5">u zi-im-ga-ra a-ba</text:span></text:p>
      <text:p text:style-name="P5"><text:span text:style-name="T5"><text:s/>8.<text:tab/>ab-tu-ku-e-</text:span><text:span text:style-name="T10">å</text:span><text:span text:style-name="T5">e U </text:span><text:span text:style-name="T8">le-e-a </text:span><text:span text:style-name="T14">åà</text:span><text:span text:style-name="T8"> a-na be-li</text:span><text:span text:style-name="T5">-</text:span></text:p>
      <text:p text:style-name="P5"><text:span text:style-name="T5"><text:s/>9.<text:tab/></text:span><text:span text:style-name="T14">å</text:span><text:span text:style-name="T8">u </text:span><text:span text:style-name="T14">å</text:span><text:span text:style-name="T8">u-ud-mu-q</text:span><text:span text:style-name="T14">ú</text:span><text:span text:style-name="T8"> ma-an-nu i-</text:span><text:span text:style-name="T14">å</text:span><text:span text:style-name="T8">u-u</text:span><text:span text:style-name="T14">å</text:span></text:p>
      <text:p text:style-name="P5"><text:span text:style-name="T5">10.<text:tab/>ne-e-</text:span><text:span text:style-name="T10">å</text:span><text:span text:style-name="T5">e </text:span><text:span text:style-name="T10">≠</text:span><text:span text:style-name="T5">n</text:span><text:span text:style-name="T10">í</text:span><text:span text:style-name="T5">Ñ</text:span><text:span text:style-name="T10"></text:span><text:span text:style-name="T5">-ga-≠na</text:span><text:span text:style-name="T10"></text:span><text:span text:style-name="T5"> ≠mu-</text:span><text:span text:style-name="T10">å</text:span><text:span text:style-name="T5">i-iq-an-gu</text:span></text:p>
      <text:p text:style-name="P16"><text:span text:style-name="T5">11.<text:tab/></text:span><text:span text:style-name="T8">i-na-an-na mi-im-ma </text:span><text:span text:style-name="T14">å</text:span><text:span text:style-name="T8">à ta-a</text:span><text:span text:style-name="T14">å</text:span><text:span text:style-name="T8">-pu-ra</text:span></text:p>
      <text:p text:style-name="P5"><text:span text:style-name="T5">12</text:span><text:span text:style-name="T5">.<text:tab/>Ñi</text:span><text:span text:style-name="T30">š</text:span><text:span text:style-name="T5">-ki-im li-gi-in-ne </text:span><text:span text:style-name="T10">ú</text:span><text:span text:style-name="T5">-gu-ze-e</text:span><text:span text:style-name="T10">å</text:span><text:span text:style-name="T5">-</text:span><text:span text:style-name="T10">å</text:span><text:span text:style-name="T5">e</text:span></text:p>
      <text:p text:style-name="P5"><text:span text:style-name="T5">13.<text:tab/>me-e-ra-am-gi U </text:span><text:span text:style-name="T15">ù</text:span><text:span text:style-name="T9">-ul e-gi</text:span><text:span text:style-name="T5"> É</text:span><text:span text:style-name="T30">Š</text:span><text:span text:style-name="T5"> EDEN-</text:span><text:span text:style-name="T8">ka</text:span></text:p>
      <text:p text:style-name="P5"><text:span text:style-name="T5">14.<text:tab/></text:span><text:span text:style-name="T8">a</text:span><text:span text:style-name="T14">ø</text:span><text:span text:style-name="T8">-</text:span><text:span text:style-name="T14">ø</text:span><text:span text:style-name="T8">a-ar-da</text:span><text:span text:style-name="T5"> U ba-ba-tu pi-</text:span><text:span text:style-name="T10">åà</text:span><text:span text:style-name="T5">-≠du-ba-</text:span></text:p>
      <text:p text:style-name="P5"><text:span text:style-name="T10">15.<text:tab/>ar-ra at-ta-at-ta e-eg-la-am-gu</text:span></text:p>
      <text:p text:style-name="P5"><text:soft-page-break/><text:span text:style-name="T5">16</text:span><text:span text:style-name="T5">.<text:tab/></text:span><text:span text:style-name="T41">I</text:span><text:span text:style-name="T8">ba-ba-ti </text:span><text:span text:style-name="T14">åà</text:span><text:span text:style-name="T8">-an-da-ba-ak-ki</text:span><text:span text:style-name="T5"> U li-be-ra</text:span></text:p>
      <text:p text:style-name="P5"><text:span text:style-name="T5">17.<text:tab/>ad-ki-ki ad-ki-ki mu-un-da-a </text:span></text:p>
      <text:p text:style-name="P5"><text:span text:style-name="T5">18.<text:tab/></text:span><text:span text:style-name="T8">la-be-ra mu-un-ta-al-ka </text:span><text:span text:style-name="T14">åà</text:span><text:span text:style-name="T8"> mi-it-</text:span></text:p>
      <text:p text:style-name="P16"><text:span text:style-name="T5">19.<text:tab/></text:span><text:span text:style-name="T8">lu-</text:span><text:span text:style-name="T14">ú</text:span><text:span text:style-name="T8">-ka i-du-</text:span><text:span text:style-name="T14">ú</text:span></text:p>
      <text:p text:style-name="P5"><text:span text:style-name="T5">20</text:span><text:span text:style-name="T5">.<text:tab/>un ge-e</text:span><text:span text:style-name="T10">å</text:span><text:span text:style-name="T5">-tu ku</text:span><text:span text:style-name="T48">7</text:span><text:span text:style-name="T41">?</text:span><text:span text:style-name="T5">-bábbar un ge-e</text:span><text:span text:style-name="T10">å</text:span><text:span text:style-name="T5">-tu ku-us-</text:span></text:p>
      <text:p text:style-name="P5"><text:span text:style-name="T5">21.<text:tab/>ke-e</text:span><text:span text:style-name="T10">å</text:span><text:span text:style-name="T5"> </text:span><text:span text:style-name="T10">å</text:span><text:span text:style-name="T5">e mu-ra-ad-ka</text:span></text:p>
      <text:p text:style-name="P5"><text:span text:style-name="T5">22.<text:tab/></text:span><text:span text:style-name="T8">ne-er</text:span><text:span text:style-name="T5"> G</text:span><text:span text:style-name="T10">Ú</text:span><text:span text:style-name="T5">.UN MA.NA K</text:span><text:span text:style-name="T10">Ù</text:span><text:span text:style-name="T5">.BABBAR 60 G</text:span><text:span text:style-name="T10">Ú</text:span><text:span text:style-name="T5">.UN MA.NA K</text:span><text:span text:style-name="T10">Ù</text:span><text:span text:style-name="T5">.SIG</text:span><text:span text:style-name="T48">17</text:span></text:p>
      <text:p text:style-name="P5"><text:span text:style-name="T5">23.<text:tab/></text:span><text:span text:style-name="T8">u</text:span><text:span text:style-name="T14">å</text:span><text:span text:style-name="T8">-te-bi-la-ak-ku</text:span></text:p>
      <text:p text:style-name="P5"><text:span text:style-name="T5">24.<text:tab/>mu mu-nu-ut-ku-we eÑer mi-na-an-gu</text:span></text:p>
      <text:p text:style-name="P16"><text:span text:style-name="T5">25.<text:tab/></text:span><text:span text:style-name="T8">a</text:span><text:span text:style-name="T14">å</text:span><text:span text:style-name="T8">-</text:span><text:span text:style-name="T14">å</text:span><text:span text:style-name="T8">u mu-nu-ut-ke-e </text:span><text:span text:style-name="T14">åà</text:span><text:span text:style-name="T5"> EGER </text:span><text:span text:style-name="T8">um-ma-ni-ja</text:span></text:p>
      <text:p text:style-name="P5"><text:span text:style-name="T5">26</text:span><text:span text:style-name="T5">.<text:tab/></text:span><text:span text:style-name="T10">å</text:span><text:span text:style-name="T5">u mu-un-te-em-ga im-ma-</text:span><text:span text:style-name="T10">å</text:span><text:span text:style-name="T5">i-im-gi</text:span></text:p>
      <text:p text:style-name="P5"><text:span text:style-name="T5">27.<text:tab/></text:span><text:span text:style-name="T8">il-qa-am-ma it-ta-al-ka-ak-ku</text:span></text:p>
      <text:p text:style-name="P5"><text:span text:style-name="T5">28.<text:tab/></text:span><text:span text:style-name="T10">ú</text:span><text:span text:style-name="T5">-mu-u</text:span><text:span text:style-name="T10">å</text:span><text:span text:style-name="T5"> ere-na-ak-ke </text:span><text:span text:style-name="T10">ú</text:span><text:span text:style-name="T5">-gu-uz-ze-</text:span></text:p>
      <text:p text:style-name="P5"><text:span text:style-name="T5">29.<text:tab/>e</text:span><text:span text:style-name="T10">å</text:span><text:span text:style-name="T5">-</text:span><text:span text:style-name="T10">å</text:span><text:span text:style-name="T5">e me-e-ra-am-gi U </text:span><text:span text:style-name="T15">ø</text:span><text:span text:style-name="T8">e-mi um-ma</text:span><text:span text:style-name="T5">-</text:span></text:p>
      <text:p text:style-name="P5"><text:span text:style-name="T5">30.<text:tab/></text:span><text:span text:style-name="T8">ni-ja </text:span><text:span text:style-name="T5">É</text:span><text:span text:style-name="T10">Å</text:span><text:span text:style-name="T8"> </text:span><text:span text:style-name="T14">œ</text:span><text:span text:style-name="T8">e-ri-ka tu-</text:span><text:span text:style-name="T14">ú</text:span><text:span text:style-name="T8">r-ku</text:span></text:p>
      <text:p text:style-name="P5"><text:span text:style-name="T5">31.<text:tab/>e-ne-er-ra </text:span><text:span text:style-name="T10">å</text:span><text:span text:style-name="T5">u mu-un-na ni-ig-</text:span></text:p>
      <text:p text:style-name="P5"><text:span text:style-name="T5">32.<text:tab/>na-ma-an-ne ak-ka-a U </text:span><text:span text:style-name="T8">a-na </text:span><text:span text:style-name="T14">åà</text:span><text:span text:style-name="T8">-</text:span><text:span text:style-name="T14">å</text:span><text:span text:style-name="T8">u</text:span></text:p>
      <text:p text:style-name="P16"><text:span text:style-name="T5">33.<text:tab/></text:span><text:span text:style-name="T8">i-di-i</text:span><text:span text:style-name="T14">å</text:span><text:span text:style-name="T8">-</text:span><text:span text:style-name="T14">å</text:span><text:span text:style-name="T8">u-um-ma </text:span><text:span text:style-name="T14">åà</text:span><text:span text:style-name="T8"> qa-be-</text:span><text:span text:style-name="T14">å</text:span><text:span text:style-name="T8">u</text:span><text:span text:style-name="T5"> D</text:span><text:span text:style-name="T10">Í</text:span><text:span text:style-name="T5">M</text:span><text:span text:style-name="T43">u</text:span><text:span text:style-name="T45">å</text:span></text:p>
      <text:p text:style-name="P5"><text:span text:style-name="T5">34</text:span><text:span text:style-name="T5">.<text:tab/>e-ma-ru-uk-ka </text:span><text:span text:style-name="T10">åà</text:span><text:span text:style-name="T5">-ap-pi hu-un-na-</text:span></text:p>
      <text:p text:style-name="P5"><text:span text:style-name="T5">35.<text:tab/>an-gi-ga U </text:span><text:span text:style-name="T8">ap-pu-tu</text:span><text:span text:style-name="T5"> </text:span><text:span text:style-name="T30">Š</text:span><text:span text:style-name="T10">À</text:span><text:span text:style-name="T8">-</text:span><text:span text:style-name="T14">å</text:span><text:span text:style-name="T8">u la i-ma</text:span><text:span text:style-name="T5">-</text:span></text:p>
      <text:p text:style-name="P5"><text:span text:style-name="T5">36.<text:tab/></text:span><text:span text:style-name="T8">ra-a</text:span><text:span text:style-name="T14">œ</text:span><text:span text:style-name="T8">-ku</text:span><text:span text:style-name="T5"> U </text:span><text:span text:style-name="T10">ú</text:span><text:span text:style-name="T5"> za-e k</text:span><text:span text:style-name="T10">ù</text:span><text:span text:style-name="T5">-sik-</text:span><text:span text:style-name="T10">≠</text:span><text:span text:style-name="T5">ki</text:span><text:span text:style-name="T41">?</text:span><text:span text:style-name="T10"></text:span><text:span text:style-name="T5"> kub-b</text:span><text:span text:style-name="T10">á</text:span><text:span text:style-name="T5">bbar</text:span></text:p>
      <text:p text:style-name="P5"><text:span text:style-name="T5">37.<text:tab/>zu-un-ne-et-ta </text:span><text:span text:style-name="T10">å</text:span><text:span text:style-name="T5">u-</text:span><text:span text:style-name="T10">ú</text:span><text:span text:style-name="T5"> zi-ba-ab</text:span></text:p>
      <text:p text:style-name="P5"><text:span text:style-name="T5">38.<text:tab/></text:span><text:span text:style-name="T14">ù</text:span><text:span text:style-name="T8"> at-ta</text:span><text:span text:style-name="T5"> K</text:span><text:span text:style-name="T10">Ù</text:span><text:span text:style-name="T5">.BABBAR </text:span><text:span text:style-name="T14">ù</text:span><text:span text:style-name="T5"> K</text:span><text:span text:style-name="T10">Ù</text:span><text:span text:style-name="T5">.SIG</text:span><text:span text:style-name="T48">17 </text:span><text:span text:style-name="T14">åà</text:span><text:span text:style-name="T5"> </text:span><text:span text:style-name="T30">Š</text:span><text:span text:style-name="T5">U-</text:span><text:span text:style-name="T14">å</text:span><text:span text:style-name="T8">u</text:span></text:p>
      <text:p text:style-name="P5"><text:span text:style-name="T5">39.<text:tab/></text:span><text:span text:style-name="T8">le-q</text:span><text:span text:style-name="T14">é</text:span><text:span text:style-name="T8">-ma</text:span><text:span text:style-name="T5"> U </text:span><text:span text:style-name="T30">š</text:span><text:span text:style-name="T5">akanka z</text:span><text:span text:style-name="T10">ú</text:span><text:span text:style-name="T5">-e da-da-</text:span></text:p>
      <text:p text:style-name="P5"><text:span text:style-name="T10">40.<text:tab/>be-e åà-a-åà-a-ma-an-ne</text:span></text:p>
      <text:p text:style-name="P5"><text:span text:style-name="T5">41</text:span><text:span text:style-name="T5">.<text:tab/>[KI].LAM</text:span><text:span text:style-name="T43">at</text:span><text:span text:style-name="T5"> </text:span><text:span text:style-name="T10">Ì</text:span><text:span text:style-name="T5">.G</text:span><text:span text:style-name="T10">Á</text:span><text:span text:style-name="T5">L</text:span><text:span text:style-name="T45">å</text:span><text:span text:style-name="T43">u-</text:span><text:span text:style-name="T45">ú</text:span><text:span text:style-name="T43"> </text:span><text:span text:style-name="T31">Š</text:span><text:span text:style-name="T6">E.AM</text:span></text:p>
      <text:p text:style-name="P5"><text:soft-page-break/><text:span text:style-name="T5">iv 1.<text:tab/> </text:span><text:span text:style-name="T14">åí</text:span><text:span text:style-name="T8">-ta-ªa-a-ma</text:span><text:span text:style-name="T5"> U </text:span><text:span text:style-name="T10">å</text:span><text:span text:style-name="T5">u du-uz-zu</text:span></text:p>
      <text:p text:style-name="P5"><text:span text:style-name="T5">2.<text:tab/> ni-ig-nam na-an-nu-le U TA </text:span><text:span text:style-name="T10">Å</text:span><text:span text:style-name="T5">U-</text:span><text:span text:style-name="T8">ka</text:span></text:p>
      <text:p text:style-name="P5"><text:span text:style-name="T5">3.<text:tab/> </text:span><text:span text:style-name="T8">li-ib-qur-ma mi-im-ma la ta-ar-ru-</text:span><text:span text:style-name="T14">ú</text:span><text:span text:style-name="T8">r</text:span></text:p>
      <text:p text:style-name="P5"><text:span text:style-name="T5">4.<text:tab/> </text:span><text:span text:style-name="T10">ú</text:span><text:span text:style-name="T5">-da-da dumu</text:span><text:span text:style-name="T41">mu</text:span><text:span text:style-name="T5"> </text:span><text:span text:style-name="T10">åà</text:span><text:span text:style-name="T5">-az-zu-ga-am-≠gu</text:span><text:span text:style-name="T41">?</text:span><text:span text:style-name="T5">-</text:span></text:p>
      <text:p text:style-name="P5"><text:span text:style-name="T5">5.<text:tab/> </text:span><text:span text:style-name="T10">ú</text:span><text:span text:style-name="T5"> de-mi-in U </text:span><text:span text:style-name="T8">u</text:span><text:span text:style-name="T14">å</text:span><text:span text:style-name="T8">-tu u</text:span><text:span text:style-name="T49">4</text:span><text:span text:style-name="T8">-mi an-ni-i</text:span></text:p>
      <text:p text:style-name="P16"><text:span text:style-name="T5">6.<text:tab/> DUMU</text:span><text:span text:style-name="T44">rum</text:span><text:span text:style-name="T8"> mu-</text:span><text:span text:style-name="T14">ø</text:span><text:span text:style-name="T8">i-ib li-ib-bi-ja at-ta</text:span></text:p>
      <text:p text:style-name="P5"><text:span text:style-name="T5">7</text:span><text:span text:style-name="T5">.<text:tab/> iri-du kur MAR.TU </text:span><text:span text:style-name="T10">é</text:span><text:span text:style-name="T5">-nam du-a-be mu-ra-ga</text:span></text:p>
      <text:p text:style-name="P5"><text:span text:style-name="T5">8.<text:tab/> me-e-ek-ke-na-mi du-gu-ut-ta</text:span></text:p>
      <text:p text:style-name="P5"><text:span text:style-name="T5">9.<text:tab/> É</text:span><text:span text:style-name="T10">Å</text:span><text:span text:style-name="T5"> IGI a</text:span><text:span text:style-name="T8">-mur</text:span><text:span text:style-name="T5">-</text:span><text:span text:style-name="T8">ri-i</text:span><text:span text:style-name="T5"> </text:span><text:span text:style-name="T14">ù</text:span><text:span text:style-name="T5"> NIM</text:span><text:span text:style-name="T43">ti</text:span><text:span text:style-name="T41"> </text:span><text:span text:style-name="T8">ka-li-</text:span><text:span text:style-name="T14">å</text:span><text:span text:style-name="T8">u</text:span></text:p>
      <text:p text:style-name="P16"><text:span text:style-name="T5">10.<text:tab/>GAR</text:span><text:span text:style-name="T44">na-ta!</text:span><text:span text:style-name="T9"> ki-ma ja-a-ti</text:span><text:span text:style-name="T5"> TU</text:span><text:span text:style-name="T30">Š</text:span><text:span text:style-name="T43">ib</text:span></text:p>
      <text:p text:style-name="P5"><text:span text:style-name="T5">11</text:span><text:span text:style-name="T5">.<text:tab/>ku-uz-zi barag ku-uz-zi igi</text:span><text:span text:style-name="T41">gi</text:span><text:span text:style-name="T5">-ne-en-ne-</text:span></text:p>
      <text:p text:style-name="P5"><text:span text:style-name="T5">12.<text:tab/>e</text:span><text:span text:style-name="T10">å</text:span><text:span text:style-name="T5">-</text:span><text:span text:style-name="T10">å</text:span><text:span text:style-name="T5">e tu-u</text:span><text:span text:style-name="T10">å</text:span><text:span text:style-name="T5">-</text:span><text:span text:style-name="T10">å</text:span><text:span text:style-name="T5">à AH BI IR</text:span></text:p>
      <text:p text:style-name="P5"><text:span text:style-name="T5">13.<text:tab/>TA </text:span><text:span text:style-name="T8">ku-us-s</text:span><text:span text:style-name="T14">í</text:span><text:span text:style-name="T8"> </text:span><text:span text:style-name="T5">BÁRA K</text:span><text:span text:style-name="T10">Ù</text:span><text:span text:style-name="T5">.SIG</text:span><text:span text:style-name="T48">17</text:span><text:span text:style-name="T5"> É</text:span><text:span text:style-name="T10">Å</text:span><text:span text:style-name="T5"> IGI</text:span><text:span text:style-name="T8">-</text:span><text:span text:style-name="T14">å</text:span><text:span text:style-name="T8">u-nu</text:span><text:span text:style-name="T5"> TU</text:span><text:span text:style-name="T31">Š</text:span><text:span text:style-name="T5">-</text:span><text:span text:style-name="T8">ma</text:span><text:span text:style-name="T41">?</text:span></text:p>
      <text:p text:style-name="P5"><text:span text:style-name="T5">14.<text:tab/>za-na lu-</text:span><text:span text:style-name="T10">ú</text:span><text:span text:style-name="T5"> ki-im-ga-ne-en-ne</text:span></text:p>
      <text:p text:style-name="P5"><text:span text:style-name="T5">15.<text:tab/>he-li-ib-za-za-an-ne</text:span></text:p>
      <text:p text:style-name="P5"><text:span text:style-name="T5">16.<text:tab/>É</text:span><text:span text:style-name="T10">Å</text:span><text:span text:style-name="T5"> </text:span><text:span text:style-name="T8">ka-</text:span><text:span text:style-name="T14">å</text:span><text:span text:style-name="T8">u</text:span><text:span text:style-name="T5"> DUMU.ME</text:span><text:span text:style-name="T10">Å</text:span><text:span text:style-name="T5"> </text:span><text:span text:style-name="T14">å</text:span><text:span text:style-name="T8">i-ip-ri-</text:span><text:span text:style-name="T14">å</text:span><text:span text:style-name="T8">u-nu</text:span></text:p>
      <text:p text:style-name="P16"><text:span text:style-name="T5">17.<text:tab/></text:span><text:span text:style-name="T8">li-i</text:span><text:span text:style-name="T14">å</text:span><text:span text:style-name="T8">-ke-nu-ni-ik-ku</text:span></text:p>
      <text:p text:style-name="P5"><text:span text:style-name="T5">18</text:span><text:span text:style-name="T5">.<text:tab/>du-ru-be-</text:span><text:span text:style-name="T10">å</text:span><text:span text:style-name="T5">u uz-zu hu-ur-mi ni-ig-na-me</text:span></text:p>
      <text:p text:style-name="P5"><text:span text:style-name="T5">19.<text:tab/>na-an-tu-uk-ku U </text:span><text:span text:style-name="T8">e-li-</text:span><text:span text:style-name="T14">å</text:span><text:span text:style-name="T8">u-nu </text:span><text:span text:style-name="T14">ú</text:span><text:span text:style-name="T8">-te-el</text:span><text:span text:style-name="T5">-</text:span></text:p>
      <text:p text:style-name="P5"><text:span text:style-name="T5">20.<text:tab/></text:span><text:span text:style-name="T8">li mi-im-ma la te-ne-e</text:span><text:span text:style-name="T14">æ</text:span><text:span text:style-name="T8">-a</text:span></text:p>
      <text:p text:style-name="P5"><text:span text:style-name="T5">21.<text:tab/>im-sik zi-ga im-sik zi-im-ga-ra-a</text:span></text:p>
      <text:p text:style-name="P5"><text:span text:style-name="T5">22.<text:tab/>IM.SIG ZI.GA IM.SIG GAR</text:span><text:span text:style-name="T43">un</text:span></text:p>
      <text:p text:style-name="P5"><text:span text:style-name="T5">23.<text:tab/>sag-gin ga-ra nu-bànda Ñi</text:span><text:span text:style-name="T30">š</text:span><text:span text:style-name="T5">-ki-im ku-ra</text:span></text:p>
      <text:p text:style-name="P16"><text:span text:style-name="T5">24.<text:tab/></text:span><text:span text:style-name="T14">åà</text:span><text:span text:style-name="T8">-ak-ka-na-ak-ka</text:span><text:span text:style-name="T5"> GAR</text:span><text:span text:style-name="T43">un</text:span><text:span text:style-name="T5"> NU.B</text:span><text:span text:style-name="T10">À</text:span><text:span text:style-name="T5">NDA </text:span><text:span text:style-name="T8">wu-ud-di</text:span></text:p>
      <text:p text:style-name="P5"><text:span text:style-name="T5">25</text:span><text:span text:style-name="T5">.<text:tab/>lu-</text:span><text:span text:style-name="T10">ú</text:span><text:span text:style-name="T5"> na-an-ga lu-</text:span><text:span text:style-name="T10">ú</text:span><text:span text:style-name="T5">-uk-ka igi</text:span><text:span text:style-name="T41">gi</text:span><text:span text:style-name="T5"> lu-</text:span><text:span text:style-name="T10">ú</text:span><text:span text:style-name="T5">-uk-</text:span></text:p>
      <text:p text:style-name="P5"><text:span text:style-name="T5">26.<text:tab/>ka hu-la-a U </text:span><text:span text:style-name="T8">be-el an-ni a-</text:span><text:span text:style-name="T14">å</text:span><text:span text:style-name="T8">u-</text:span><text:span text:style-name="T14">ú</text:span><text:span text:style-name="T8">r</text:span></text:p>
      <text:p text:style-name="P5"><text:soft-page-break/><text:span text:style-name="T5">27.<text:tab/></text:span><text:span text:style-name="T8">uz-ni</text:span><text:span text:style-name="T5"> L</text:span><text:span text:style-name="T10">Ú</text:span><text:span text:style-name="T5"> </text:span><text:span text:style-name="T8">qu-ul-li-il</text:span></text:p>
      <text:p text:style-name="P5"><text:span text:style-name="T5">28.<text:tab/></text:span><text:span text:style-name="T10">ú</text:span><text:span text:style-name="T5">-ku-u</text:span><text:span text:style-name="T10">å</text:span><text:span text:style-name="T5"> i-gi-du-uq-qa im-ma-an-sig</text:span><text:span text:style-name="T48">5</text:span><text:span text:style-name="T5">-ga</text:span><text:span text:style-name="T48">5</text:span></text:p>
      <text:p text:style-name="P5"><text:span text:style-name="T5">29.<text:tab/></text:span><text:span text:style-name="T8">re-e-da-a </text:span><text:span text:style-name="T14">åà</text:span><text:span text:style-name="T5"> TA IGI-</text:span><text:span text:style-name="T8">ka id-dam-q</text:span><text:span text:style-name="T14">ú</text:span><text:span text:style-name="T8">-ma</text:span></text:p>
      <text:p text:style-name="P5"><text:span text:style-name="T5">30.<text:tab/></text:span><text:span text:style-name="T10">é</text:span><text:span text:style-name="T5"> nam-</text:span><text:span text:style-name="T10">å</text:span><text:span text:style-name="T5">ul-zu e-ne-er-ra du-mu-</text:span></text:p>
      <text:p text:style-name="P16"><text:span text:style-name="T5">31.<text:tab/>un-na </text:span><text:span text:style-name="T10">å</text:span><text:span text:style-name="T5">u-um-Ñar-zu ma-ha</text:span></text:p>
      <text:p text:style-name="P5"><text:span text:style-name="T5">32.<text:tab/>É</text:span><text:span text:style-name="T43">ti</text:span><text:span text:style-name="T5"> </text:span><text:span text:style-name="T9">e</text:span><text:span text:style-name="T15">ø</text:span><text:span text:style-name="T9">-lu-ti </text:span><text:span text:style-name="T5">É</text:span><text:span text:style-name="T10">Å</text:span><text:span text:style-name="T5"> </text:span><text:span text:style-name="T15">å</text:span><text:span text:style-name="T9">à-</text:span><text:span text:style-name="T33">š</text:span><text:span text:style-name="T9">u</text:span><text:span text:style-name="T5"> DÍM-</text:span><text:span text:style-name="T9">ma</text:span><text:span text:style-name="T5"> </text:span><text:span text:style-name="T8">gi-mil</text:span><text:span text:style-name="T5">-</text:span></text:p>
      <text:p text:style-name="P5"><text:span text:style-name="T5">33.<text:tab/></text:span><text:span text:style-name="T8">la-ka li-ti-ir</text:span></text:p>
      <text:p text:style-name="P5"><text:span text:style-name="T5">34.<text:tab/>ne-e-</text:span><text:span text:style-name="T10">å</text:span><text:span text:style-name="T5">e n</text:span><text:span text:style-name="T10">í</text:span><text:span text:style-name="T5">Ñ-ga-na mu-</text:span><text:span text:style-name="T10">å</text:span><text:span text:style-name="T5">i-iq-qa-an-gu</text:span></text:p>
      <text:p text:style-name="P5"><text:span text:style-name="T5">35.<text:tab/></text:span><text:span text:style-name="T8">i-na-an-na mi-im-ma </text:span><text:span text:style-name="T14">åà</text:span><text:span text:style-name="T8"> ta-a</text:span><text:span text:style-name="T14">å</text:span><text:span text:style-name="T8">-pu-ra</text:span></text:p>
      <text:p text:style-name="P5"><text:span text:style-name="T5">36.<text:tab/>e-ma-ru-uk-ka-az-zu na-ap-pa-le-e</text:span></text:p>
      <text:p text:style-name="P16"><text:span text:style-name="T5">37.<text:tab/></text:span><text:span text:style-name="T8">ap-pu-tu pi-ka la te-en-na-a</text:span></text:p>
      <text:p text:style-name="P11"/>
      <text:p text:style-name="P8">Colophon K</text:p>
      <text:p text:style-name="P7"/>
      <text:p text:style-name="P7"/>
      <text:p text:style-name="P14">ANALYTICAL RECONSTRUCTION OF TEXT IN STANDARD SUMERIAN ORTHOGRAPHY AND AKKADIAN TRANSCRIPTION</text:p>
      <text:p text:style-name="P7"/>
      <text:p text:style-name="P7"/>
      <text:p text:style-name="P6"><text:span text:style-name="T5">1.<text:tab/></text:span><text:span text:style-name="T41">I</text:span><text:span text:style-name="T5">i</text:span><text:span text:style-name="T10">å</text:span><text:span text:style-name="T5">-bi-</text:span><text:span text:style-name="T41">d</text:span><text:span text:style-name="T10">è</text:span><text:span text:style-name="T5">r-ra-ra </text:span><text:span text:style-name="T10">ù</text:span><text:span text:style-name="T5">-ne-dug</text:span><text:span text:style-name="T48">4</text:span></text:p>
      <text:p text:style-name="P6"><text:span text:style-name="T5"><text:tab/></text:span><text:span text:style-name="T41">ii40 I</text:span><text:span text:style-name="T5">i</text:span><text:span text:style-name="T10">å</text:span><text:span text:style-name="T5">-be-</text:span><text:span text:style-name="T41">d</text:span><text:span text:style-name="T10">è</text:span><text:span text:style-name="T5">r-ra-</text:span><text:span text:style-name="T10">á</text:span><text:span text:style-name="T5">-ra mu-un-ne-du</text:span></text:p>
      <text:p text:style-name="P6"><text:span text:style-name="T5">2.<text:tab/></text:span><text:span text:style-name="T41">d</text:span><text:span text:style-name="T10">å</text:span><text:span text:style-name="T5">ul-gi lugal-zu na-ab-b</text:span><text:span text:style-name="T10">é</text:span><text:span text:style-name="T5">-a</text:span></text:p>
      <text:p text:style-name="P6"><text:span text:style-name="T5"><text:tab/></text:span><text:span text:style-name="T41">iii1d</text:span><text:span text:style-name="T10">å</text:span><text:span text:style-name="T5">ul-gi l</text:span><text:span text:style-name="T10">ú</text:span><text:span text:style-name="T5">-gal-z</text:span><text:span text:style-name="T10">ú</text:span><text:span text:style-name="T5"> na-ap-pa-a</text:span></text:p>
      <text:p text:style-name="P6"><text:span text:style-name="T5">3.<text:tab/>inim mu-e-gi</text:span><text:span text:style-name="T48">4</text:span><text:span text:style-name="T5">-a-za usu-gin</text:span><text:span text:style-name="T48">7</text:span><text:span text:style-name="T5"> mu-e-h</text:span><text:span text:style-name="T10">ú</text:span><text:span text:style-name="T5">l-le-en</text:span></text:p>
      <text:p text:style-name="P6"><text:span text:style-name="T5"><text:tab/></text:span><text:span text:style-name="T41">2</text:span><text:span text:style-name="T5">inim me-e-ga-na </text:span><text:span text:style-name="T10">ú</text:span><text:span text:style-name="T5">-ud-ki-im me-e-hu-le</text:span></text:p>
      <text:p text:style-name="P6"><text:span text:style-name="T5"><text:tab/></text:span><text:span text:style-name="T8">ana awat ta</text:span><text:span text:style-name="T14">å</text:span><text:span text:style-name="T8">pura danni</text:span><text:span text:style-name="T14">å</text:span><text:span text:style-name="T8"> a</text:span><text:span text:style-name="T14">æ</text:span><text:span text:style-name="T8">du</text:span></text:p>
      <text:p text:style-name="P6"><text:span text:style-name="T5">4.<text:tab/>medu za-e-gin</text:span><text:span text:style-name="T48">7</text:span><text:span text:style-name="T5"> nir-Ñál Ñ</text:span><text:span text:style-name="T10">á</text:span><text:span text:style-name="T5">-ra a-ba ma-an-</text:span><text:span text:style-name="T10">åú</text:span><text:span text:style-name="T5">m</text:span></text:p>
      <text:p text:style-name="P6"><text:soft-page-break/><text:span text:style-name="T5"><text:tab/></text:span><text:span text:style-name="T41">4</text:span><text:span text:style-name="T10">≠</text:span><text:span text:style-name="T5">e</text:span><text:span text:style-name="T10"></text:span><text:span text:style-name="T5">-me-du di-ik-ki nam-mi-in-na na-</text:span><text:span text:style-name="T41">5</text:span><text:span text:style-name="T5">ar-ra a-ba ma-an-</text:span><text:span text:style-name="T10">å</text:span><text:span text:style-name="T5">u <text:s text:c="3"/></text:span></text:p>
      <text:p text:style-name="P6"><text:span text:style-name="T8"><text:tab/>warda </text:span><text:span text:style-name="T14">å</text:span><text:span text:style-name="T8">a k</text:span><text:span text:style-name="T32">ī</text:span><text:span text:style-name="T8">ma kâta taklu jâ</text:span><text:span text:style-name="T14">å</text:span><text:span text:style-name="T8">i mannu inandina</text:span></text:p>
      <text:p text:style-name="P6"><text:span text:style-name="T5">5. <text:tab/></text:span><text:span text:style-name="T10">á</text:span><text:span text:style-name="T5">-Ñ</text:span><text:span text:style-name="T10">á</text:span><text:span text:style-name="T5">l lugal-bi </text:span><text:span text:style-name="T10">å</text:span><text:span text:style-name="T5">u zi Ñar-ra a-ba ab-tuk-u</text:span><text:span text:style-name="T30">š</text:span></text:p>
      <text:p text:style-name="P6"><text:span text:style-name="T18"><text:tab/></text:span><text:span text:style-name="T42">7</text:span><text:span text:style-name="T7">a-am-ga lu-ga-al-be </text:span><text:span text:style-name="T11">å</text:span><text:span text:style-name="T7">u zi-im-ga-ra a-ba </text:span><text:span text:style-name="T42">8</text:span><text:span text:style-name="T7">ab-tu-ku-e-</text:span><text:span text:style-name="T11">å</text:span><text:span text:style-name="T7">e</text:span></text:p>
      <text:p text:style-name="P6"><text:span text:style-name="T5"><text:tab/></text:span><text:span text:style-name="T8">l</text:span><text:span text:style-name="T14">Ë</text:span><text:span text:style-name="T8">’â </text:span><text:span text:style-name="T14">å</text:span><text:span text:style-name="T8">a ana b</text:span><text:span text:style-name="T14">Ë</text:span><text:span text:style-name="T8">li</text:span><text:span text:style-name="T14">å</text:span><text:span text:style-name="T8">u </text:span><text:span text:style-name="T14">å</text:span><text:span text:style-name="T8">udmuqu mannu </text:span><text:span text:style-name="T14">Ïå</text:span><text:span text:style-name="T8">u</text:span><text:span text:style-name="T14">å</text:span></text:p>
      <text:p text:style-name="P6"><text:span text:style-name="T5">6.<text:tab/>ì-ne</text:span><text:span text:style-name="T5">-</text:span><text:span text:style-name="T10">åè</text:span><text:span text:style-name="T5"> n</text:span><text:span text:style-name="T10">í</text:span><text:span text:style-name="T5">Ñ a-na mu-e-</text:span><text:span text:style-name="T10">å</text:span><text:span text:style-name="T5">i-gi</text:span><text:span text:style-name="T48">4</text:span><text:span text:style-name="T5">-a-mu</text:span></text:p>
      <text:p text:style-name="P6"><text:span text:style-name="T5"><text:tab/></text:span><text:span text:style-name="T41">10</text:span><text:span text:style-name="T5">ne-e-</text:span><text:span text:style-name="T10">å</text:span><text:span text:style-name="T5">e </text:span><text:span text:style-name="T10">≠</text:span><text:span text:style-name="T5">n</text:span><text:span text:style-name="T10">í</text:span><text:span text:style-name="T5">Ñ</text:span><text:span text:style-name="T10"></text:span><text:span text:style-name="T5">-ga-≠na</text:span><text:span text:style-name="T10"></text:span><text:span text:style-name="T5"> ≠mu-</text:span><text:span text:style-name="T10">å</text:span><text:span text:style-name="T5">i-iq-an-gu</text:span></text:p>
      <text:p text:style-name="P6"><text:span text:style-name="T5"><text:tab/></text:span><text:span text:style-name="T8">inanna mimma </text:span><text:span text:style-name="T14">å</text:span><text:span text:style-name="T8">a ta</text:span><text:span text:style-name="T14">å</text:span><text:span text:style-name="T8">pura</text:span></text:p>
      <text:p text:style-name="P6"><text:span text:style-name="T5">7. <text:tab/>Ñi</text:span><text:span text:style-name="T30">š</text:span><text:span text:style-name="T5">kim li-bí-ne ugu-zu-</text:span><text:span text:style-name="T10">åè</text:span><text:span text:style-name="T5"> mu-e-ra-gi</text:span><text:span text:style-name="T48">4</text:span></text:p>
      <text:p text:style-name="P6"><text:span text:style-name="T5"><text:tab/></text:span><text:span text:style-name="T41">12</text:span><text:span text:style-name="T5">Ñi</text:span><text:span text:style-name="T30">š</text:span><text:span text:style-name="T5">-ki-im li-gi-in-ne </text:span><text:span text:style-name="T10">ú</text:span><text:span text:style-name="T5">-gu-ze-e</text:span><text:span text:style-name="T10">å</text:span><text:span text:style-name="T5">-</text:span><text:span text:style-name="T10">å</text:span><text:span text:style-name="T5">e </text:span><text:span text:style-name="T41">13</text:span><text:span text:style-name="T5">me-e-ra-am-gi</text:span></text:p>
      <text:p text:style-name="P6"><text:span text:style-name="T5"><text:tab/></text:span><text:span text:style-name="T9">ul </text:span><text:span text:style-name="T15">Ë</text:span><text:span text:style-name="T9">gi ana </text:span><text:span text:style-name="T15">œË</text:span><text:span text:style-name="T9">rika a</text:span><text:span text:style-name="T15">øø</text:span><text:span text:style-name="T9">arda</text:span></text:p>
      <text:p text:style-name="P6"><text:span text:style-name="T5">8. <text:tab/>ba-ba-ti pisaÑ-dub-ba ad-ad-da</text:span><text:span text:style-name="T5"> </text:span><text:span text:style-name="T10">ì</text:span><text:span text:style-name="T5">-Ñ</text:span><text:span text:style-name="T10">á</text:span><text:span text:style-name="T5">l-la-mu</text:span></text:p>
      <text:p text:style-name="P6"><text:span text:style-name="T5"><text:tab/></text:span><text:span text:style-name="T41">14</text:span><text:span text:style-name="T5">ba-ba-tu pi-</text:span><text:span text:style-name="T10">åà</text:span><text:span text:style-name="T5">-≠du-ba-</text:span><text:span text:style-name="T41">15</text:span><text:span text:style-name="T5">ar-ra at-ta-at-ta e-eg-la-am-gu</text:span></text:p>
      <text:p text:style-name="P6"><text:span text:style-name="T5"><text:tab/></text:span><text:span text:style-name="T8">Babati </text:span><text:span text:style-name="T14">å</text:span><text:span text:style-name="T8">andabakki</text:span></text:p>
      <text:p text:style-name="P6"><text:span text:style-name="T5">9. <text:s/><text:tab/>libir ad-gi</text:span><text:span text:style-name="T48">4</text:span><text:span text:style-name="T5">-gi</text:span><text:span text:style-name="T48">4</text:span><text:span text:style-name="T5"> ad-gi</text:span><text:span text:style-name="T48">4</text:span><text:span text:style-name="T5">-gi</text:span><text:span text:style-name="T48">4</text:span><text:span text:style-name="T5"> mu-un-zu-a</text:span></text:p>
      <text:p text:style-name="P6"><text:span text:style-name="T5"><text:s text:c="4"/><text:tab/></text:span><text:span text:style-name="T41">16</text:span><text:span text:style-name="T5">li-be-ra </text:span><text:span text:style-name="T41">17</text:span><text:span text:style-name="T5">ad-ki-ki ad-ki-ki mu-un-da-a</text:span></text:p>
      <text:p text:style-name="P6"><text:span text:style-name="T5"><text:tab/></text:span><text:span text:style-name="T8">lab</text:span><text:span text:style-name="T32">ī</text:span><text:span text:style-name="T8">ra muntalka </text:span><text:span text:style-name="T14">å</text:span><text:span text:style-name="T8">a mitluka id</text:span><text:span text:style-name="T14"></text:span></text:p>
      <text:p text:style-name="P6"><text:span text:style-name="T5">10. <text:tab/>g</text:span><text:span text:style-name="T10">ú</text:span><text:span text:style-name="T5">-un Ñ</text:span><text:span text:style-name="T10">éå</text:span><text:span text:style-name="T5"> k</text:span><text:span text:style-name="T10">ù</text:span><text:span text:style-name="T5">-bábbar g</text:span><text:span text:style-name="T10">ú</text:span><text:span text:style-name="T5">-un Ñ</text:span><text:span text:style-name="T10">éå</text:span><text:span text:style-name="T5"> k</text:span><text:span text:style-name="T10">ù</text:span><text:span text:style-name="T5">-sig</text:span><text:span text:style-name="T48">17</text:span><text:span text:style-name="T5"> s</text:span><text:span text:style-name="T10">á</text:span><text:span text:style-name="T5"> mu-ra-du</text:span><text:span text:style-name="T48">11</text:span><text:span text:style-name="T5">-ga-(àm)</text:span></text:p>
      <text:p text:style-name="P6"><text:span text:style-name="T5"><text:s text:c="4"/><text:tab/></text:span><text:span text:style-name="T41">20</text:span><text:span text:style-name="T5">un ge-e</text:span><text:span text:style-name="T10">å</text:span><text:span text:style-name="T5">-tu ku</text:span><text:span text:style-name="T48">7</text:span><text:span text:style-name="T41">?</text:span><text:span text:style-name="T5">-bábbar un ge-e</text:span><text:span text:style-name="T10">å</text:span><text:span text:style-name="T5">-tu ku-us-</text:span><text:span text:style-name="T41">21</text:span><text:span text:style-name="T5">ke-e</text:span><text:span text:style-name="T10">å</text:span><text:span text:style-name="T5"> </text:span><text:span text:style-name="T10">å</text:span><text:span text:style-name="T5">e mu-ra-ad-ka</text:span></text:p>
      <text:p text:style-name="P6"><text:span text:style-name="T5"><text:tab/></text:span><text:span text:style-name="T9">n</text:span><text:span text:style-name="T15">Ë</text:span><text:span text:style-name="T9">r bilat kaspa </text:span><text:span text:style-name="T33">šūš</text:span><text:span text:style-name="T9">i bilat </text:span><text:span text:style-name="T15">æ</text:span><text:span text:style-name="T9">ur</text:span><text:span text:style-name="T36">ā</text:span><text:span text:style-name="T15">œ</text:span><text:span text:style-name="T9">a u</text:span><text:span text:style-name="T15">å</text:span><text:span text:style-name="T9">t</text:span><text:span text:style-name="T15">Ë</text:span><text:span text:style-name="T9">bilakku</text:span></text:p>
      <text:p text:style-name="P6"><text:span text:style-name="T5">11. <text:tab/>mu mu nu-tuku eÑer ugnim-ma-Ñu</text:span><text:span text:style-name="T48">10</text:span><text:span text:style-name="T5"> </text:span></text:p>
      <text:p text:style-name="P6"><text:span text:style-name="T5"><text:s text:c="4"/><text:tab/></text:span><text:span text:style-name="T41">24</text:span><text:span text:style-name="T5">mu mu-nu-ut-ku-we eÑer mi-na-an-gu <text:s text:c="2"/></text:span></text:p>
      <text:p text:style-name="P6"><text:span text:style-name="T5"><text:tab/></text:span><text:span text:style-name="T8">a</text:span><text:span text:style-name="T14">åå</text:span><text:span text:style-name="T8">u mun</text:span><text:span text:style-name="T14"></text:span><text:span text:style-name="T8">te </text:span><text:span text:style-name="T14">å</text:span><text:span text:style-name="T8">a warkat umm</text:span><text:span text:style-name="T35">ā</text:span><text:span text:style-name="T8">nija</text:span></text:p>
      <text:p text:style-name="P6"><text:span text:style-name="T5">12. <text:tab/></text:span><text:span text:style-name="T10">å</text:span><text:span text:style-name="T5">u mu-un-te-Ñ</text:span><text:span text:style-name="T10">á</text:span><text:span text:style-name="T5"> im-ma-</text:span><text:span text:style-name="T10">å</text:span><text:span text:style-name="T5">i-gin</text:span></text:p>
      <text:p text:style-name="P6"><text:span text:style-name="T5"><text:s/><text:tab/></text:span><text:span text:style-name="T41">26</text:span><text:span text:style-name="T10">å</text:span><text:span text:style-name="T5">u mu-un-te-em-ga im-ma-</text:span><text:span text:style-name="T10">å</text:span><text:span text:style-name="T5">i-im-gi</text:span></text:p>
      <text:p text:style-name="P6"><text:span text:style-name="T5"><text:tab/></text:span><text:span text:style-name="T8">ilq</text:span><text:span text:style-name="T14">â</text:span><text:span text:style-name="T8">mma ittalkakku</text:span></text:p>
      <text:p text:style-name="P6"><text:span text:style-name="T5">13.<text:tab/>umu</text:span><text:span text:style-name="T10">å</text:span><text:span text:style-name="T5"> </text:span><text:span text:style-name="T10">é</text:span><text:span text:style-name="T5">ren-na ugu-zu-</text:span><text:span text:style-name="T30">š</text:span><text:span text:style-name="T10">è</text:span><text:span text:style-name="T5"> mu-(e)-ra-gi</text:span><text:span text:style-name="T48">4</text:span><text:span text:style-name="T5"> </text:span></text:p>
      <text:p text:style-name="P6"><text:soft-page-break/><text:span text:style-name="T5"><text:tab/></text:span><text:span text:style-name="T41">28</text:span><text:span text:style-name="T10">ú</text:span><text:span text:style-name="T5">-mu-u</text:span><text:span text:style-name="T10">å</text:span><text:span text:style-name="T5"> ere-na-ak-ke </text:span><text:span text:style-name="T10">ú</text:span><text:span text:style-name="T5">-gu-uz-ze-</text:span><text:span text:style-name="T41">29</text:span><text:span text:style-name="T5">e</text:span><text:span text:style-name="T10">å</text:span><text:span text:style-name="T5">-</text:span><text:span text:style-name="T10">å</text:span><text:span text:style-name="T5">e me-e-ra-am-gi<text:tab/></text:span></text:p>
      <text:p text:style-name="P6"><text:span text:style-name="T5"><text:tab/></text:span><text:span text:style-name="T15">øË</text:span><text:span text:style-name="T9">mi ummanija ana </text:span><text:span text:style-name="T15">œË</text:span><text:span text:style-name="T9">rika t</text:span><text:span text:style-name="T15"></text:span><text:span text:style-name="T9">rku</text:span></text:p>
      <text:p text:style-name="P6"><text:span text:style-name="T5">14.<text:tab/>e-ne-ra </text:span><text:span text:style-name="T10">åú</text:span><text:span text:style-name="T5">m-mu-na n</text:span><text:span text:style-name="T10">í</text:span><text:span text:style-name="T5">Ñ-nam-ma-ni ak-a</text:span></text:p>
      <text:p text:style-name="P6"><text:span text:style-name="T5"><text:tab/></text:span><text:span text:style-name="T41">31</text:span><text:span text:style-name="T5">e-ne-er-ra </text:span><text:span text:style-name="T10">å</text:span><text:span text:style-name="T5">u mu-un-na ni-ig-</text:span><text:span text:style-name="T41">32</text:span><text:span text:style-name="T5">na-ma-an-ne ak-ka-a</text:span></text:p>
      <text:p text:style-name="P6"><text:span text:style-name="T5"><text:tab/></text:span><text:span text:style-name="T9">ana </text:span><text:span text:style-name="T15">å</text:span><text:span text:style-name="T9">â</text:span><text:span text:style-name="T15">å</text:span><text:span text:style-name="T9">u idi</text:span><text:span text:style-name="T15">åå</text:span><text:span text:style-name="T9">uma </text:span><text:span text:style-name="T15">å</text:span><text:span text:style-name="T9">a qab</text:span><text:span text:style-name="T15">êå</text:span><text:span text:style-name="T9">u epu</text:span><text:span text:style-name="T15">å</text:span></text:p>
      <text:p text:style-name="P6"><text:span text:style-name="T5">15.<text:tab/>e</text:span><text:span text:style-name="T48">4</text:span><text:span text:style-name="T5">-ma-ru-kam </text:span><text:span text:style-name="T10">å</text:span><text:span text:style-name="T5">à-ga-ni hul na-gig</text:span></text:p>
      <text:p text:style-name="P6"><text:span text:style-name="T5"><text:tab/></text:span><text:span text:style-name="T41">34</text:span><text:span text:style-name="T5">e-ma-ru-uk-ka </text:span><text:span text:style-name="T10">åà</text:span><text:span text:style-name="T5">-ap-pi hu-un-na-</text:span><text:span text:style-name="T41">35</text:span><text:span text:style-name="T5">an-gi-ga</text:span></text:p>
      <text:p text:style-name="P6"><text:span text:style-name="T5"><text:tab/></text:span><text:span text:style-name="T9">apputtu libba</text:span><text:span text:style-name="T15">å</text:span><text:span text:style-name="T9">u l</text:span><text:span text:style-name="T36">ā</text:span><text:span text:style-name="T9"> imarra</text:span><text:span text:style-name="T15">œ</text:span><text:span text:style-name="T9">ku</text:span></text:p>
      <text:p text:style-name="P6"><text:span text:style-name="T5">16.<text:tab/></text:span><text:span text:style-name="T10">ù</text:span><text:span text:style-name="T5"> za-e k</text:span><text:span text:style-name="T10">ù</text:span><text:span text:style-name="T5">-sig</text:span><text:span text:style-name="T48">17</text:span><text:span text:style-name="T5"> k</text:span><text:span text:style-name="T10">ù</text:span><text:span text:style-name="T5">-bábbar </text:span><text:span text:style-name="T10">å</text:span><text:span text:style-name="T5">u-ni-ta </text:span><text:span text:style-name="T10">å</text:span><text:span text:style-name="T5">u ti-ba-ab</text:span></text:p>
      <text:p text:style-name="P6"><text:span text:style-name="T5"><text:tab/></text:span><text:span text:style-name="T41">36</text:span><text:span text:style-name="T10">ú</text:span><text:span text:style-name="T5"> za-e k</text:span><text:span text:style-name="T10">ù</text:span><text:span text:style-name="T5">-sik-</text:span><text:span text:style-name="T10">≠</text:span><text:span text:style-name="T5">ki</text:span><text:span text:style-name="T41">?</text:span><text:span text:style-name="T10"></text:span><text:span text:style-name="T5"> kub-b</text:span><text:span text:style-name="T10">á</text:span><text:span text:style-name="T5">bbar </text:span><text:span text:style-name="T41">37</text:span><text:span text:style-name="T5">zu-un-ne-et-ta </text:span><text:span text:style-name="T10">å</text:span><text:span text:style-name="T5">u-</text:span><text:span text:style-name="T10">ú</text:span><text:span text:style-name="T5"> zi-ba-ab</text:span></text:p>
      <text:p text:style-name="P6"><text:span text:style-name="T5"><text:tab/></text:span><text:span text:style-name="T8">u atta kaspa u </text:span><text:span text:style-name="T14">æ</text:span><text:span text:style-name="T8">ur</text:span><text:span text:style-name="T35">ā</text:span><text:span text:style-name="T14">œ</text:span><text:span text:style-name="T8">a </text:span><text:span text:style-name="T14">å</text:span><text:span text:style-name="T8">a q</text:span><text:span text:style-name="T35">ā</text:span><text:span text:style-name="T8">ti</text:span><text:span text:style-name="T14">å</text:span><text:span text:style-name="T8">u leqema</text:span></text:p>
      <text:p text:style-name="P6"><text:span text:style-name="T5">17.<text:tab/></text:span><text:span text:style-name="T30">š</text:span><text:span text:style-name="T5">akanka za-e dab</text:span><text:span text:style-name="T10">ﬁ</text:span><text:span text:style-name="T5">-b</text:span><text:span text:style-name="T10">é</text:span><text:span text:style-name="T5"> </text:span><text:span text:style-name="T10">å</text:span><text:span text:style-name="T5">e sa</text:span><text:span text:style-name="T10">⁄‚</text:span><text:span text:style-name="T5">-sa</text:span><text:span text:style-name="T10">⁄‚</text:span><text:span text:style-name="T5">-ma-né</text:span></text:p>
      <text:p text:style-name="P6"><text:span text:style-name="T5"><text:tab/></text:span><text:span text:style-name="T41">39</text:span><text:span text:style-name="T30">š</text:span><text:span text:style-name="T5">akanka z</text:span><text:span text:style-name="T10">ú</text:span><text:span text:style-name="T5">-e da-da-</text:span><text:span text:style-name="T41">40</text:span><text:span text:style-name="T5">be-e </text:span><text:span text:style-name="T10">åà</text:span><text:span text:style-name="T5">-a-</text:span><text:span text:style-name="T10">åà</text:span><text:span text:style-name="T5">-a-ma-an-ne</text:span></text:p>
      <text:p text:style-name="P6"><text:span text:style-name="T5"><text:tab/></text:span><text:span text:style-name="T8">ma</text:span><text:span text:style-name="T14">æÏ</text:span><text:span text:style-name="T8">rat ibba</text:span><text:span text:style-name="T14">ååû</text:span><text:span text:style-name="T8"> </text:span><text:span text:style-name="T32">ū</text:span><text:span text:style-name="T8">’a </text:span><text:span text:style-name="T14">å</text:span><text:span text:style-name="T8">itaººm</text:span><text:span text:style-name="T35">ā</text:span></text:p>
      <text:p text:style-name="P6"><text:span text:style-name="T5">18.<text:tab/></text:span><text:span text:style-name="T10">å</text:span><text:span text:style-name="T5">u-du</text:span><text:span text:style-name="T48">8</text:span><text:span text:style-name="T5">-a-zu níÑ-nam na-an-ul/r</text:span><text:span text:style-name="T48">4</text:span><text:span text:style-name="T5">-en</text:span></text:p>
      <text:p text:style-name="P6"><text:span text:style-name="T5"><text:tab/></text:span><text:span text:style-name="T41">iv1</text:span><text:span text:style-name="T10">å</text:span><text:span text:style-name="T5">u du-uz-zu </text:span><text:span text:style-name="T41">2</text:span><text:span text:style-name="T5">ni-ig-nam na-an-nu-le</text:span></text:p>
      <text:p text:style-name="P6"><text:span text:style-name="T5"><text:tab/></text:span><text:span text:style-name="T8">ina q</text:span><text:span text:style-name="T14">ã</text:span><text:span text:style-name="T8">tika libqurma mimma la tarrur</text:span></text:p>
      <text:p text:style-name="P6"><text:span text:style-name="T5">19.<text:tab/>u</text:span><text:span text:style-name="T10">›</text:span><text:span text:style-name="T5">-da-ta dumu </text:span><text:span text:style-name="T10">å</text:span><text:span text:style-name="T5">à du</text:span><text:span text:style-name="T48">10</text:span><text:span text:style-name="T5">-ga-mu za-e-me-en</text:span></text:p>
      <text:p text:style-name="P6"><text:span text:style-name="T5"><text:tab/></text:span><text:span text:style-name="T41">4</text:span><text:span text:style-name="T10">ú</text:span><text:span text:style-name="T5">-da-da dumu</text:span><text:span text:style-name="T41">mu</text:span><text:span text:style-name="T5"> </text:span><text:span text:style-name="T10">åà</text:span><text:span text:style-name="T5">-az-zu-ga-am-≠gu</text:span><text:span text:style-name="T41">?</text:span><text:span text:style-name="T5"> </text:span><text:span text:style-name="T41">5</text:span><text:span text:style-name="T10">ú</text:span><text:span text:style-name="T5"> de-mi-in</text:span></text:p>
      <text:p text:style-name="P6"><text:span text:style-name="T5"><text:tab/></text:span><text:span text:style-name="T9">u</text:span><text:span text:style-name="T15">å</text:span><text:span text:style-name="T9">tu </text:span><text:span text:style-name="T15"></text:span><text:span text:style-name="T9">mi ann</text:span><text:span text:style-name="T15">Ï</text:span><text:span text:style-name="T9"> m</text:span><text:span text:style-name="T36">ā</text:span><text:span text:style-name="T9">ru mu</text:span><text:span text:style-name="T15">øÏ</text:span><text:span text:style-name="T9">b libbija atta</text:span></text:p>
      <text:p text:style-name="P6"><text:span text:style-name="T5">20.<text:tab/>igi-du kur amurru</text:span><text:span text:style-name="T41">ki</text:span><text:span text:style-name="T5"> elam</text:span><text:span text:style-name="T41">ki </text:span><text:span text:style-name="T5">d</text:span><text:span text:style-name="T10">ù</text:span><text:span text:style-name="T5">-a-bi mu-ra-Ñar Ñ</text:span><text:span text:style-name="T10">á</text:span><text:span text:style-name="T5">-e-gin</text:span><text:span text:style-name="T48">7</text:span><text:span text:style-name="T5">-nam­ tu</text:span><text:span text:style-name="T30">š</text:span><text:span text:style-name="T5">-a</text:span></text:p>
      <text:p text:style-name="P6"><text:span text:style-name="T5"><text:tab/></text:span><text:span text:style-name="T41">7</text:span><text:span text:style-name="T5">iri-du kur amurru </text:span><text:span text:style-name="T10">é</text:span><text:span text:style-name="T5">-nam du-a-be mu-ra-ga </text:span><text:span text:style-name="T41">8</text:span><text:span text:style-name="T5">me-e-ek-ke-na-mi du-gu-ut-ta</text:span></text:p>
      <text:p text:style-name="P6"><text:span text:style-name="T5"><text:tab/></text:span><text:span text:style-name="T8">ana pani Amurr</text:span><text:span text:style-name="T14">Ï</text:span><text:span text:style-name="T8"> u Elamti kal</text:span><text:span text:style-name="T14">å</text:span><text:span text:style-name="T8">u </text:span><text:span text:style-name="T14">å</text:span><text:span text:style-name="T8">akn</text:span><text:span text:style-name="T35">ā</text:span><text:span text:style-name="T8">ta k</text:span><text:span text:style-name="T32">ī</text:span><text:span text:style-name="T8">ma jâti </text:span><text:span text:style-name="T14">å</text:span><text:span text:style-name="T8">ib</text:span></text:p>
      <text:p text:style-name="P6"><text:span text:style-name="T5">21.<text:tab/></text:span><text:span text:style-name="T41">Ñi</text:span><text:span text:style-name="T40">å</text:span><text:span text:style-name="T5">gu-za b</text:span><text:span text:style-name="T10">a</text:span><text:span text:style-name="T5">rag k</text:span><text:span text:style-name="T10">ù</text:span><text:span text:style-name="T5">-sig</text:span><text:span text:style-name="T48">17</text:span><text:span text:style-name="T5">-ga igi-ne-ne-</text:span><text:span text:style-name="T30">š</text:span><text:span text:style-name="T5">è tu</text:span><text:span text:style-name="T10">å</text:span><text:span text:style-name="T5">-a x x x</text:span></text:p>
      <text:p text:style-name="P6"><text:span text:style-name="T5"><text:tab/></text:span><text:span text:style-name="T41">11</text:span><text:span text:style-name="T5">ku-uz-zi b</text:span><text:span text:style-name="T10">a</text:span><text:span text:style-name="T5">rag ku-uz-zi igi</text:span><text:span text:style-name="T41">gi</text:span><text:span text:style-name="T5">-ne-en-ne-</text:span><text:span text:style-name="T41">12</text:span><text:span text:style-name="T5">e</text:span><text:span text:style-name="T10">å</text:span><text:span text:style-name="T5">-</text:span><text:span text:style-name="T10">å</text:span><text:span text:style-name="T5">e tu-u</text:span><text:span text:style-name="T10">å</text:span><text:span text:style-name="T5">-</text:span><text:span text:style-name="T10">å</text:span><text:span text:style-name="T5">à AH BI IR</text:span></text:p>
      <text:p text:style-name="P6"><text:span text:style-name="T8"><text:tab/>ina kuss</text:span><text:span text:style-name="T14"></text:span><text:span text:style-name="T8"> parak hur</text:span><text:span text:style-name="T35">ā</text:span><text:span text:style-name="T14">œ</text:span><text:span text:style-name="T8">i ana pan</text:span><text:span text:style-name="T14">Ïå</text:span><text:span text:style-name="T8">unu tu</text:span><text:span text:style-name="T14">åå</text:span><text:span text:style-name="T8">abma</text:span></text:p>
      <text:p text:style-name="P6"><text:span text:style-name="T5">22.<text:tab/>za-ra l</text:span><text:span text:style-name="T10">ú</text:span><text:span text:style-name="T5"> kíÑ-gi</text:span><text:span text:style-name="T48">4</text:span><text:span text:style-name="T5">-a-ne-ne ki h</text:span><text:span text:style-name="T10">é</text:span><text:span text:style-name="T5">-ri-ib-za-za-ne</text:span></text:p>
      <text:p text:style-name="P6"><text:soft-page-break/><text:span text:style-name="T5"><text:tab/></text:span><text:span text:style-name="T41">14</text:span><text:span text:style-name="T5">za-na lu-</text:span><text:span text:style-name="T10">ú</text:span><text:span text:style-name="T5"> ki-im-ga-ne-en-ne </text:span><text:span text:style-name="T41">15</text:span><text:span text:style-name="T5">he-li-ib-za-za-an-ne</text:span></text:p>
      <text:p text:style-name="P6"><text:span text:style-name="T5"><text:tab/></text:span><text:span text:style-name="T8">ana kâ</text:span><text:span text:style-name="T14">å</text:span><text:span text:style-name="T8">u m</text:span><text:span text:style-name="T35">ā</text:span><text:span text:style-name="T8">r</text:span><text:span text:style-name="T14"></text:span><text:span text:style-name="T8"> </text:span><text:span text:style-name="T14">å</text:span><text:span text:style-name="T8">ipri</text:span><text:span text:style-name="T14">å</text:span><text:span text:style-name="T8">unu li</text:span><text:span text:style-name="T14">å</text:span><text:span text:style-name="T8">k</text:span><text:span text:style-name="T14">Ë</text:span><text:span text:style-name="T8">nunikku </text:span></text:p>
      <text:p text:style-name="P6"><text:span text:style-name="T5">23.<text:tab/>ugu-bi-</text:span><text:span text:style-name="T10">å</text:span><text:span text:style-name="T5">è e</text:span><text:span text:style-name="T48">11</text:span><text:span text:style-name="T5">-dè ur</text:span><text:span text:style-name="T48">5</text:span><text:span text:style-name="T5">-gin</text:span><text:span text:style-name="T48">7</text:span><text:span text:style-name="T5"> n</text:span><text:span text:style-name="T10">í</text:span><text:span text:style-name="T5">Ñ-na-me na-an-tu-lu</text:span></text:p>
      <text:p text:style-name="P6"><text:span text:style-name="T5"><text:tab/></text:span><text:span text:style-name="T41">18</text:span><text:span text:style-name="T5">du-ru-be-</text:span><text:span text:style-name="T10">å</text:span><text:span text:style-name="T5">u uz-zu hu-ur-mi ni-ig-na-me </text:span><text:span text:style-name="T41">19</text:span><text:span text:style-name="T5">na-an-tu-uk-ku</text:span></text:p>
      <text:p text:style-name="P6"><text:span text:style-name="T5"><text:tab/></text:span><text:span text:style-name="T8">el</text:span><text:span text:style-name="T14">Ïå</text:span><text:span text:style-name="T8">unu utelli mimma la teneººa</text:span></text:p>
      <text:p text:style-name="P6"><text:span text:style-name="T5">24.<text:tab/></text:span><text:span text:style-name="T10">é</text:span><text:span text:style-name="T5">nsi zi-ga </text:span><text:span text:style-name="T10">é</text:span><text:span text:style-name="T5">nsi Ñar-ra</text:span></text:p>
      <text:p text:style-name="P6"><text:span text:style-name="T5"><text:tab/></text:span><text:span text:style-name="T41">21</text:span><text:span text:style-name="T5">im-sik zi-ga im-sik zi-im-ga-ra-a</text:span></text:p>
      <text:p text:style-name="P6"><text:span text:style-name="T5"><text:tab/></text:span><text:span text:style-name="T8">i</text:span><text:span text:style-name="T32">šš</text:span><text:span text:style-name="T8">akka usu</text:span><text:span text:style-name="T14">æ</text:span><text:span text:style-name="T8"> i</text:span><text:span text:style-name="T35">šš</text:span><text:span text:style-name="T8">akka </text:span><text:span text:style-name="T35">š</text:span><text:span text:style-name="T8">ukun</text:span></text:p>
      <text:p text:style-name="P6"><text:span text:style-name="T5">25.<text:tab/></text:span><text:span text:style-name="T10">å</text:span><text:span text:style-name="T5">akkana Ñar-ra nu-b</text:span><text:span text:style-name="T10">à</text:span><text:span text:style-name="T5">nda Ñi</text:span><text:span text:style-name="T30">š</text:span><text:span text:style-name="T5">kim du</text:span><text:span text:style-name="T48">11</text:span><text:span text:style-name="T5">-ga</text:span></text:p>
      <text:p text:style-name="P6"><text:span text:style-name="T5"><text:tab/></text:span><text:span text:style-name="T41">23</text:span><text:span text:style-name="T5">sag-gin ga-ra nu-bànda Ñi</text:span><text:span text:style-name="T30">š</text:span><text:span text:style-name="T5">-ki-im ku-ra</text:span></text:p>
      <text:p text:style-name="P6"><text:span text:style-name="T5"><text:tab/></text:span><text:span text:style-name="T14">å</text:span><text:span text:style-name="T8">akkanakka </text:span><text:span text:style-name="T14">å</text:span><text:span text:style-name="T8">ukun laputt</text:span><text:span text:style-name="T14">â</text:span><text:span text:style-name="T8"> wuddi</text:span></text:p>
      <text:p text:style-name="P6"><text:span text:style-name="T5">26.<text:tab/>l</text:span><text:span text:style-name="T10">ú</text:span><text:span text:style-name="T5"> nam-tag-ga lú-ka igi l</text:span><text:span text:style-name="T10">ú</text:span><text:span text:style-name="T5"> hul-a</text:span></text:p>
      <text:p text:style-name="P6"><text:span text:style-name="T5"><text:tab/></text:span><text:span text:style-name="T41">25</text:span><text:span text:style-name="T5">lu-</text:span><text:span text:style-name="T10">ú</text:span><text:span text:style-name="T5"> na-an-ga lu-</text:span><text:span text:style-name="T10">ú</text:span><text:span text:style-name="T5">-uk-ka igi</text:span><text:span text:style-name="T41">gi</text:span><text:span text:style-name="T5"> lu-</text:span><text:span text:style-name="T10">ú</text:span><text:span text:style-name="T5">-uk-</text:span><text:span text:style-name="T41">26</text:span><text:span text:style-name="T5">ka hu-la-a</text:span></text:p>
      <text:p text:style-name="P6"><text:span text:style-name="T5"><text:tab/></text:span><text:span text:style-name="T8">b</text:span><text:span text:style-name="T14">Ë</text:span><text:span text:style-name="T8">l anni a</text:span><text:span text:style-name="T14">å</text:span><text:span text:style-name="T8">ur uzn</text:span><text:span text:style-name="T14">Ï</text:span><text:span text:style-name="T8"> aw</text:span><text:span text:style-name="T14"></text:span><text:span text:style-name="T8">li gullil</text:span></text:p>
      <text:p text:style-name="P6"><text:span text:style-name="T5">27. <text:tab/>àga-</text:span><text:span text:style-name="T5">ús igi-zu-ka im-ma-sig</text:span><text:span text:style-name="T10">ﬁ</text:span><text:span text:style-name="T5">-ga</text:span></text:p>
      <text:p text:style-name="P6"><text:span text:style-name="T5"><text:tab/></text:span><text:span text:style-name="T41">28</text:span><text:span text:style-name="T10">ú</text:span><text:span text:style-name="T5">-ku-u</text:span><text:span text:style-name="T10">å</text:span><text:span text:style-name="T5"> i-gi-du-uq-qa im-ma-an-sig</text:span><text:span text:style-name="T48">5</text:span><text:span text:style-name="T5">-ga</text:span><text:span text:style-name="T48">5</text:span></text:p>
      <text:p text:style-name="P6"><text:span text:style-name="T5"><text:tab/></text:span><text:span text:style-name="T9">r</text:span><text:span text:style-name="T15">Ï</text:span><text:span text:style-name="T9">d</text:span><text:span text:style-name="T36">ā</text:span><text:span text:style-name="T9"> </text:span><text:span text:style-name="T15">å</text:span><text:span text:style-name="T9">a ina </text:span><text:span text:style-name="T15">Ï</text:span><text:span text:style-name="T9">nika iddamquma</text:span></text:p>
      <text:p text:style-name="P6"><text:span text:style-name="T5">28. </text:span><text:span text:style-name="T10"><text:tab/></text:span><text:span text:style-name="T5">nam-</text:span><text:span text:style-name="T10">å</text:span><text:span text:style-name="T5">ul-zu e-ne-ra d</text:span><text:span text:style-name="T10">ù</text:span><text:span text:style-name="T5">-mu-na </text:span><text:span text:style-name="T10">å</text:span><text:span text:style-name="T5">u-Ñar-zu mah-a</text:span></text:p>
      <text:p text:style-name="P17"><text:span text:style-name="T41">30</text:span><text:span text:style-name="T10">e</text:span><text:span text:style-name="T5"> nam-</text:span><text:span text:style-name="T10">å</text:span><text:span text:style-name="T5">ul-zu e-ne-er-ra du-mu-</text:span><text:span text:style-name="T41">31</text:span><text:span text:style-name="T5">un-na </text:span><text:span text:style-name="T10">å</text:span><text:span text:style-name="T5">u-um-Ñar-zu ma-ha </text:span></text:p>
      <text:p text:style-name="P17"><text:span text:style-name="T9">b</text:span><text:span text:style-name="T15">Ï</text:span><text:span text:style-name="T9">ti &lt;m&gt; e</text:span><text:span text:style-name="T15">ø</text:span><text:span text:style-name="T9">l</text:span><text:span text:style-name="T15"></text:span><text:span text:style-name="T9">ti ana </text:span><text:span text:style-name="T15">å</text:span><text:span text:style-name="T9">â</text:span><text:span text:style-name="T15">å</text:span><text:span text:style-name="T9">u epu</text:span><text:span text:style-name="T15">å</text:span><text:span text:style-name="T9">ma gimillaka lit</text:span><text:span text:style-name="T15">Ï</text:span><text:span text:style-name="T9">r</text:span></text:p>
      <text:p text:style-name="P6"><text:span text:style-name="T5">29. <text:tab/></text:span><text:span text:style-name="T10">ì</text:span><text:span text:style-name="T5">-ne-</text:span><text:span text:style-name="T10">åè</text:span><text:span text:style-name="T5"> n</text:span><text:span text:style-name="T10">í</text:span><text:span text:style-name="T5">Ñ a-na mu-e-</text:span><text:span text:style-name="T10">å</text:span><text:span text:style-name="T5">i-gi</text:span><text:span text:style-name="T48">4</text:span><text:span text:style-name="T5">-a-mu</text:span></text:p>
      <text:p text:style-name="P6"><text:span text:style-name="T5"><text:tab/></text:span><text:span text:style-name="T41">34</text:span><text:span text:style-name="T5">ne-e-</text:span><text:span text:style-name="T10">å</text:span><text:span text:style-name="T5">e n</text:span><text:span text:style-name="T10">í</text:span><text:span text:style-name="T5">Ñ-ga-na mu-</text:span><text:span text:style-name="T10">å</text:span><text:span text:style-name="T5">i-iq-qa-an-gu</text:span></text:p>
      <text:p text:style-name="P6"><text:span text:style-name="T5"><text:tab/></text:span><text:span text:style-name="T8">inanna mimma </text:span><text:span text:style-name="T14">å</text:span><text:span text:style-name="T8">a ta</text:span><text:span text:style-name="T14">å</text:span><text:span text:style-name="T8">pura</text:span></text:p>
      <text:p text:style-name="P6"><text:span text:style-name="T6">30</text:span><text:span text:style-name="T5">.<text:tab/>e</text:span><text:span text:style-name="T48">4</text:span><text:span text:style-name="T5">-ma-ru-kam ka-zu na-ab-bal-en</text:span></text:p>
      <text:p text:style-name="P6"><text:span text:style-name="T5"><text:tab/></text:span><text:span text:style-name="T41">36</text:span><text:span text:style-name="T5">e-ma-ru-uk-ka-az-zu na-ap-pa-le-e</text:span></text:p>
      <text:p text:style-name="P6"><text:span text:style-name="T5"><text:tab/></text:span><text:span text:style-name="T8">apputtu p</text:span><text:span text:style-name="T14">Ï</text:span><text:span text:style-name="T8">ka la tennâ</text:span></text:p>
      <text:p text:style-name="P9"/>
      <text:p text:style-name="P15">Translation</text:p>
      <text:p text:style-name="P7"><text:soft-page-break/></text:p>
      <text:p text:style-name="P12">Sumerian</text:p>
      <text:p text:style-name="P18"><text:span text:style-name="T40">1 </text:span><text:span text:style-name="T10">Speak to Iåbi-Erra,</text:span><text:span text:style-name="T40"> 2 </text:span><text:span text:style-name="T10">saying (the words of) </text:span><text:span text:style-name="T34">Š</text:span><text:span text:style-name="T10">ulgi, your king:</text:span></text:p>
      <text:p text:style-name="P18"><text:span text:style-name="T40">3 </text:span><text:span text:style-name="T10">You make me very happy with the news that you sent me. </text:span><text:span text:style-name="T40">­4 </text:span><text:span text:style-name="T10">Who could give me a house-born slave as reliable as you? ­</text:span><text:span text:style-name="T40">5 </text:span><text:span text:style-name="T10">Who has someone so able entrusted to his lord? </text:span><text:span text:style-name="T40">6 </text:span><text:span text:style-name="T10">Now, concerning all that you have written to me, </text:span><text:span text:style-name="T40">7 </text:span><text:span text:style-name="T10">I am sending you a tablet with the secret instructions.</text:span><text:span text:style-name="Footnote_20_Symbol"><text:span text:style-name="T10"><text:note text:id="ftn2" text:note-class="footnote"><text:note-citation>2</text:note-citation><text:note-body><text:p text:style-name="Footnote"><text:s/>Or: passwords.</text:p></text:note-body></text:note></text:span></text:span><text:span text:style-name="T10"> </text:span></text:p>
      <text:p text:style-name="P18"><text:span text:style-name="T40">8 </text:span><text:span text:style-name="T10">Babati, the high commissioner, who is (like) a grandfather to me, </text:span><text:span text:style-name="T40">9 </text:span><text:span text:style-name="T10">the judicious elder, skilled in council, </text:span><text:span text:style-name="T40">10</text:span><text:span text:style-name="T10">has now arrived before you (with)­ six hundred talents of silver and six hundred talents of gold. </text:span><text:span text:style-name="T40">11–12 </text:span><text:span text:style-name="T10">… </text:span><text:span text:style-name="T40">13 </text:span><text:span text:style-name="T10">I have (also) sent you news about the troops: forward them to him </text:span><text:span text:style-name="T40">14 </text:span><text:span text:style-name="T10">and (do) whatever he asks. </text:span><text:span text:style-name="T40">15 </text:span><text:span text:style-name="T10">Please be careful ­that his heart does not turn (against you)! </text:span><text:span text:style-name="T40">16 </text:span><text:span text:style-name="T10">And as for ­you, take the gold and silver from his care, </text:span><text:span text:style-name="T40">17 </text:span><text:span text:style-name="T10">and buy all the grain at the prevailing market rate. </text:span><text:span text:style-name="T40">18 </text:span><text:span text:style-name="T15">Once it is all in your possession, you do not have to hurry</text:span><text:span text:style-name="T10">. </text:span></text:p>
      <text:p text:style-name="P18"><text:span text:style-name="T40">19 </text:span><text:span text:style-name="T10">From this day on you are ­the son who gladdens my heart. </text:span><text:span text:style-name="T40">20 </text:span><text:span text:style-name="T10">You are established (as the guardian) against all of Amurru and Elam; sit as my representative! </text:span><text:span text:style-name="T40">21 </text:span><text:span text:style-name="T10">Sit before them on a throne (set up on) a gold (encrusted) dais, </text:span><text:span text:style-name="T40">22 </text:span><text:span text:style-name="T10">so that you will be the one before whom their envoys prostrate themselves. </text:span><text:span text:style-name="T40">23 </text:span><text:span text:style-name="T10">Elevate yourself over them, never turn back! </text:span><text:span text:style-name="T40">24 </text:span><text:span text:style-name="T10">Depose governors, appoint ­governors, </text:span><text:span text:style-name="T40">25 </text:span><text:span text:style-name="T10">appoint generals, assign lieutenants, </text:span><text:span text:style-name="T40">26 </text:span><text:span text:style-name="T15">punish the guilty by blinding</text:span><text:span text:style-name="T10">. </text:span></text:p>
      <text:p text:style-name="P18"><text:span text:style-name="T40">27 </text:span><text:span text:style-name="T10">As for a soldier who finds favor­ with you, </text:span><text:span text:style-name="T40">28 </text:span><text:span text:style-name="T10">build for him his (first) adult house---your favor will be great. </text:span><text:span text:style-name="T40">29 </text:span><text:span text:style-name="T10">Now, concerning all that I have­ written to you, </text:span><text:span text:style-name="T40">30 </text:span><text:span text:style-name="T10">it is urgent, you must not change your allegiance!</text:span></text:p>
      <text:p text:style-name="P19"/>
      <text:p text:style-name="P12">Akkadian</text:p>
      <text:p text:style-name="P7"/>
      <text:p text:style-name="P18"><text:soft-page-break/><text:span text:style-name="T40">1 </text:span><text:span text:style-name="T10">&lt;Speak to Iåbi-Erra: </text:span><text:span text:style-name="T40">2 </text:span><text:span text:style-name="T10">thus says Åulgi, your king:&gt; </text:span></text:p>
      <text:p text:style-name="P18"><text:span text:style-name="T40">3 </text:span><text:span text:style-name="T10">I greatly rejoiced at the news that you sent me. </text:span><text:span text:style-name="T40">4 </text:span><text:span text:style-name="T10">Who­ could give me a servant who is as reliable as you? </text:span><text:span text:style-name="T40">5 </text:span><text:span text:style-name="T10">Who has one so ­able who is so exceedingly pleasing to his lord? </text:span><text:span text:style-name="T40">6 </text:span><text:span text:style-name="T10">Now, concerning all that you have written to me, </text:span><text:span text:style-name="T40">7 </text:span><text:span text:style-name="T10">I respond to you ­without delay. </text:span></text:p>
      <text:p text:style-name="P18"><text:span text:style-name="T40">8–10 </text:span><text:span text:style-name="T10">I have now sent to you Babati, the high commissioner, </text:span><text:span text:style-name="T40">9 </text:span><text:span text:style-name="T10">the judicious elder, who is skilled in council, (together with) six hundred talents of silver and sixty talents of­ gold; </text:span><text:span text:style-name="T40">11–12 </text:span><text:span text:style-name="T15">he has come to you in the matter of the credit balance left over from what the troops have already received</text:span><text:span text:style-name="T10">. </text:span><text:span text:style-name="T40">13 </text:span><text:span text:style-name="T10">News of my troops have been sent to you: </text:span><text:span text:style-name="T40">14 </text:span><text:span text:style-name="T10">forward them to him and do whatever he asks. </text:span><text:span text:style-name="T40">15 </text:span><text:span text:style-name="T10">Please be careful that his ­heart does not turn against you! </text:span></text:p>
      <text:p text:style-name="P18"><text:span text:style-name="T40">16–17 </text:span><text:span text:style-name="T10">And as for you, take ­the gold and silver from his hand and buy up the all grain at the­ prevailing market rate, </text:span><text:span text:style-name="T40">18 </text:span><text:span text:style-name="T10">and should anyone claim it from you, you should pay it no mind. ­</text:span></text:p>
      <text:p text:style-name="P18"><text:span text:style-name="T40">19 </text:span><text:span text:style-name="T10">From this day on, you are the son who gladdens my heart. </text:span><text:span text:style-name="T40">20 </text:span><text:span text:style-name="T10">You are established (as the guardian) against all of Amurru ­and Elam; sit as my representative! </text:span><text:span text:style-name="T40">21 </text:span><text:span text:style-name="T10">You sit before them­ on a throne (set up on) a gold (encrusted) dais, </text:span><text:span text:style-name="T40">22</text:span><text:span text:style-name="T10"> so that you will be the one before whom their envoys prostrate themselves. </text:span><text:span text:style-name="T40">23 </text:span><text:span text:style-name="T10">Elevate yourself over them, so that you never turn back! </text:span><text:span text:style-name="T40">24 </text:span><text:span text:style-name="T10">Depose governors, appoint governors,­ </text:span><text:span text:style-name="T40">25 </text:span><text:span text:style-name="T10">appoint generals, assign lieutenants! </text:span><text:span text:style-name="T40">26 </text:span><text:span text:style-name="T10">Keep a check on transgressors, </text:span><text:span text:style-name="T15">rip off </text:span><text:span text:style-name="T10">the ears of ­(guilty) people!</text:span></text:p>
      <text:p text:style-name="P18"><text:span text:style-name="T40">27 </text:span><text:span text:style-name="T10">As for a soldier who finds favor with you,­ </text:span><text:span text:style-name="T40">28 </text:span><text:span text:style-name="T10">build for him his (first) adult house so that he will return your­ favor. </text:span><text:span text:style-name="T40">29 </text:span><text:span text:style-name="T10">Now, concerning all that you have written to me, </text:span><text:span text:style-name="T40">30 </text:span><text:span text:style-name="T10">it is urgent, do not change your allegiance!</text:span></text:p>
      <text:p text:style-name="P7"/>
      <text:p text:style-name="P15">Commentary</text:p>
      <text:p text:style-name="P7"/>
      <text:p text:style-name="P4"><text:span text:style-name="T10">One must keep in mind that this letter is undoubtedly a late Old or­ Middle Babylonian pastiche of the Shulgi correspondence and that the one existing manuscript is post-OB; we have no idea of when and where it was written, or whether the Susa characteristics are </text:span><text:soft-page-break/><text:span text:style-name="T10">primary or secondary. The transliteration follows closely the edition of Edzard but has been collated on photographs. The line numbers in the commentary refer to the analytical reconstruction.</text:span></text:p>
      <text:p text:style-name="P7"/>
      <text:p text:style-name="P4"><text:span text:style-name="T3">1</text:span><text:span text:style-name="T10">. As is the case with all known bilingual letters, except for the </text:span><text:span text:style-name="T14">Letter to Zimri-Lim</text:span><text:span text:style-name="T10">, the Akkadian does not render the opening formula.</text:span></text:p>
      <text:p text:style-name="P7"/>
      <text:p text:style-name="P4"><text:span text:style-name="T3">3</text:span><text:span text:style-name="T10">. The form </text:span><text:span text:style-name="T16">usu-gin</text:span><text:span text:style-name="T50">7</text:span><text:span text:style-name="T16"> </text:span><text:span text:style-name="T10">is an awkward attempt to render the adverbial form </text:span><text:span text:style-name="T15">danniå</text:span><text:span text:style-name="T10">; this suggests that the author either composed the text in Akkadian, and then translated it into Sumerian, or that he was thinking in terms of Akkadian when he concocted the letter. Note that adverbials in -</text:span><text:span text:style-name="T15">i</text:span><text:span text:style-name="T36">š</text:span><text:span text:style-name="T10"> are more characteristic of later stages of Standard Babylonian (e.g., W. Meyer,</text:span><text:span text:style-name="T15"> OrNS</text:span><text:span text:style-name="T10"> 64 [1995] 161–86]); only five such occurrences are known from OB literary texts (N. Wasserman, </text:span><text:span text:style-name="T15">Style and Form </text:span><text:span text:style-name="T10">132–33). Nevertheless, this expression harkens back to the use of </text:span><text:span text:style-name="T15">danni</text:span><text:span text:style-name="T36">š</text:span><text:span text:style-name="T10"> with the verb </text:span><text:span text:style-name="T15">œi</text:span><text:span text:style-name="T14">ã</text:span><text:span text:style-name="T15">æum </text:span><text:span text:style-name="T10">on OAkk letters (B. Kienast and K. Volk, </text:span><text:span text:style-name="T15">FAOS</text:span><text:span text:style-name="T10"> 19, 256). </text:span></text:p>
      <text:p text:style-name="P7"/>
      <text:p text:style-name="P4"><text:span text:style-name="T3">5</text:span><text:span text:style-name="T10">. Confusions abound here. The Akkadian has the rare </text:span><text:span text:style-name="T14">åudmuqu</text:span><text:span text:style-name="T10">, which was clearly intended as elative; the Sumerian has </text:span><text:span text:style-name="T16">åu zi...Ñar</text:span><text:span text:style-name="T10">, normally </text:span><text:span text:style-name="T14">åutlumu</text:span><text:span text:style-name="T12">. </text:span><text:span text:style-name="T10">The Akkadian </text:span><text:span text:style-name="T35">ī</text:span><text:span text:style-name="T14">åuå </text:span><text:span text:style-name="T12">is presumably from </text:span><text:span text:style-name="T14">i</text:span><text:span text:style-name="T35">šū</text:span><text:span text:style-name="T12">, and would correspond to </text:span><text:span text:style-name="T17">tuku</text:span><text:span text:style-name="T12"> in Sumerian but it is possible that the scribe confused </text:span><text:span text:style-name="T14">i</text:span><text:span text:style-name="T35">šū</text:span><text:span text:style-name="T12"> with </text:span><text:span text:style-name="T14">a</text:span><text:span text:style-name="T35">šāš</text:span><text:span text:style-name="T14">u</text:span><text:span text:style-name="T12">.</text:span><text:span text:style-name="T10"> The ending </text:span><text:span text:style-name="T16">-e-åe</text:span><text:span text:style-name="T10"> on the Sumerian verb cannot be the quotative, nor should it be a plural ending, and therefore is most likely a mistake, driven by the –</text:span><text:span text:style-name="T36">š</text:span><text:span text:style-name="T10">(</text:span><text:span text:style-name="T15">u</text:span><text:span text:style-name="T10">) ending of the Akkadian verb.</text:span></text:p>
      <text:p text:style-name="P7"/>
      <text:p text:style-name="P4"><text:span text:style-name="T3">6</text:span><text:span text:style-name="T10">. Here, once again there are problems with the translation ­of the verb </text:span><text:span text:style-name="T16">gi›</text:span><text:span text:style-name="T10">. The Sumerian has “I have written to you,”­ whereas the Akkadian has “you have written to me.” The same is ­true of line 29. In both cases logic requires that one prefer­ the Sumerian version.</text:span></text:p>
      <text:p text:style-name="P7"/>
      <text:p text:style-name="P4"><text:soft-page-break/><text:span text:style-name="T3">7</text:span><text:span text:style-name="T10">. The sign sequence </text:span><text:span text:style-name="T16">Ñiå-ki-im li-gi-in-ne</text:span><text:span text:style-name="T10"> cannot be ­reconciled with the Akkadian </text:span><text:span text:style-name="T15">ul </text:span><text:span text:style-name="T36">ē</text:span><text:span text:style-name="T15">gi</text:span><text:span text:style-name="T10">. Once again someone was translating back from Akkadian, albeit imperfectly. The scribe may have confused Akkadian </text:span><text:span text:style-name="T15">egû</text:span><text:span text:style-name="T10"> with </text:span><text:span text:style-name="T15">idû</text:span><text:span text:style-name="T10">, a mistake conditioned by the rendering of Sumerian /d/ by /g/ in this text, and then understood the Sumerian as a form of </text:span><text:span text:style-name="T16">Ñiåkim…dug</text:span><text:span text:style-name="T50">4</text:span><text:span text:style-name="T10">, that is Akkadian </text:span><text:span text:style-name="T15">uddû</text:span><text:span text:style-name="T10">, as in line 25. The word </text:span><text:span text:style-name="T16">li-gi-in-ne </text:span><text:span text:style-name="T10">clearly has nothing to do with </text:span><text:span text:style-name="T46">(im)</text:span><text:span text:style-name="T16">li-gi</text:span><text:span text:style-name="T50">4</text:span><text:span text:style-name="T16">-in</text:span><text:span text:style-name="T10"> = </text:span><text:span text:style-name="T14">liginnu</text:span><text:span text:style-name="T10">, “exercise tablet.”</text:span></text:p>
      <text:p text:style-name="P7"><text:tab/> </text:p>
      <text:p text:style-name="P4"><text:span text:style-name="T3">8</text:span><text:span text:style-name="T10">. The Sumerian has the suspicious </text:span><text:span text:style-name="T16">ad-ad-da ì-Ñál-la-mu</text:span><text:span text:style-name="T10">,­ which is entirely missing in the Akkadian. Since Babati was the ­brother of Abi-simti, who was the wife of Åulgi, one would not expect this to be a kinship term. Anything is possible in this ­text but most probably this is a metaphorical expression of ­respect for his age; it unlikely that the author ­knew that Babati was </text:span><text:span text:style-name="T16">åeå ereå</text:span><text:span text:style-name="T10">, “queen’s brother,” and incorrectly deduced this relationship.</text:span></text:p>
      <text:p text:style-name="P7"/>
      <text:p text:style-name="P1"><text:span text:style-name="T25">9</text:span><text:span text:style-name="T1">. Here the composer used two rare Akkadian words that are otherwise known only from late sources: </text:span><text:span text:style-name="T23">muntalku</text:span><text:span text:style-name="T1">, and the relatively rare </text:span><text:span text:style-name="T23">mitluku.</text:span><text:span text:style-name="T1"> Not having a handy Sumerian correspondence for either, he drew upon </text:span><text:span text:style-name="T20">ad-gi</text:span><text:span text:style-name="T51">4</text:span><text:span text:style-name="T20">-gi</text:span><text:span text:style-name="T51">4</text:span><text:span text:style-name="T1"> = </text:span><text:span text:style-name="T23">mal</text:span><text:span text:style-name="T38">ā</text:span><text:span text:style-name="T23">ku</text:span><text:span text:style-name="T1">, hence the awkward repetition of the same word in the Sumerian version. The use of </text:span><text:span text:style-name="T20">ad-gi</text:span><text:span text:style-name="T51">4</text:span><text:span text:style-name="T20">-gi</text:span><text:span text:style-name="T51">4</text:span><text:span text:style-name="T1"> for </text:span><text:span text:style-name="T23">muntalku</text:span><text:span text:style-name="T1"> is attested in two other late bilinguals but not in any lexical text; see </text:span><text:span text:style-name="T23">CAD</text:span><text:span text:style-name="T1"> M/II 206. In epistolary literature, see </text:span><text:span text:style-name="T22">Letter of Inim-Enlila</text:span><text:span text:style-name="T1"> 3: </text:span><text:span text:style-name="T20">alan sukud-da dím-ma ad-gi</text:span><text:span text:style-name="T51">4</text:span><text:span text:style-name="T20">-gi</text:span><text:span text:style-name="T51">4</text:span><text:span text:style-name="T20"> in-tuku</text:span><text:span text:style-name="T1">.</text:span></text:p>
      <text:p text:style-name="P7"><text:s/></text:p>
      <text:p text:style-name="P4"><text:span text:style-name="T3">10</text:span><text:span text:style-name="T10">. The Sumerian </text:span><text:span text:style-name="T16">un ge-eå-tu</text:span><text:span text:style-name="T10"> must stand for </text:span><text:span text:style-name="T16">gun géå-u</text:span><text:span text:style-name="T10"> but the measure should not precede the number. Edzard has already commented on the absurd nature of the numbers. Note the different verbs in the two versions, as well as the Assyrian/SB form </text:span><text:span text:style-name="T15">uåt</text:span><text:span text:style-name="T36">ē</text:span><text:span text:style-name="T15">bilakku</text:span><text:span text:style-name="T10">; the Sumerian apparently has </text:span><text:span text:style-name="T16">sá…dug</text:span><text:span text:style-name="T50">4</text:span><text:span text:style-name="T10">, which normally corresponds to </text:span><text:span text:style-name="T14">kaåãdu</text:span><text:span text:style-name="T10">, not </text:span><text:span text:style-name="T14">å</text:span><text:span text:style-name="T35">ū</text:span><text:span text:style-name="T14">bulu</text:span><text:span text:style-name="T10">. </text:span></text:p>
      <text:p text:style-name="P7"><text:soft-page-break/></text:p>
      <text:p text:style-name="P4"><text:span text:style-name="T3">11</text:span><text:span text:style-name="T10">. The Sumerian is a garbled back-translation from Akkadian. Someone mistook </text:span><text:span text:style-name="T15">muntu</text:span><text:span text:style-name="T10">, “accounting,” for</text:span><text:span text:style-name="T15"> munutukû</text:span><text:span text:style-name="T10">, “without heir,” a rare learned loan word from Sumerian.</text:span></text:p>
      <text:p text:style-name="P7"/>
      <text:p text:style-name="P4"><text:span text:style-name="T3">15</text:span><text:span text:style-name="T10">. Note the very Akkadian use of </text:span><text:span text:style-name="T15">apputtu</text:span><text:span text:style-name="T10"> that is transferred to Sumerian </text:span><text:span text:style-name="T16">a-ma-ru-kam</text:span><text:span text:style-name="T10">, which is otherwise never used in this manner but is only attested in letter closure formulae. The writing </text:span><text:span text:style-name="T16">e-ma-ru-uk-ka</text:span><text:span text:style-name="T11">, here and in line 30,</text:span><text:span text:style-name="T10"> suggests that the scribe thought that the word for “water” in Sumerian was /</text:span><text:span text:style-name="T16">e</text:span><text:span text:style-name="T10">/ and not /</text:span><text:span text:style-name="T16">a</text:span><text:span text:style-name="T10">/, as is traditionally transliterated today, and he may have been correct; how he analyzed the etymology of the </text:span><text:span text:style-name="T16">a-ma-ru-kam</text:span><text:span text:style-name="T10"> is another matter.</text:span></text:p>
      <text:p text:style-name="P7"/>
      <text:p text:style-name="P4"><text:span text:style-name="T3">17–18</text:span><text:span text:style-name="T10">. I do not understand either version very well. The Sumerian </text:span><text:span text:style-name="T16">åakanka za-e dabﬁ-bé (or dabﬁ-dabﬁ-bé; åakanka zú-e da-da-be-e)</text:span><text:span text:style-name="T10">, if properly reconstructed, does not correspond to Akkadian </text:span><text:span text:style-name="T14">maæ</text:span><text:span text:style-name="T35">ī</text:span><text:span text:style-name="T14">r</text:span><text:span text:style-name="T35">ā</text:span><text:span text:style-name="T14">t ibbaåå</text:span><text:span text:style-name="T12">;</text:span><text:span text:style-name="T14"> </text:span><text:span text:style-name="T12">one expects something on the order of </text:span><text:span text:style-name="T16">åakanka</text:span><text:span text:style-name="T17"> al-gál-la</text:span><text:span text:style-name="T12">. Since this scribe uses </text:span><text:span text:style-name="T17">-zú</text:span><text:span text:style-name="T12"> for the second person bound pronoun, it is also possible that he misinterpreted </text:span><text:span text:style-name="T14">maæ</text:span><text:span text:style-name="T35">ī</text:span><text:span text:style-name="T14">r</text:span><text:span text:style-name="T35">ā</text:span><text:span text:style-name="T14">t</text:span><text:span text:style-name="T12"> as a stative.</text:span></text:p>
      <text:p text:style-name="P3"><text:span text:style-name="T26">In the following line </text:span><text:span text:style-name="T20">åu-du°-a-zu</text:span><text:span text:style-name="T1"> ( or perhaps simply </text:span><text:span text:style-name="T20">åu-zu-a-åè</text:span><text:span text:style-name="T1">) does not in any way render Akkadian </text:span><text:span text:style-name="T22">ina q</text:span><text:span text:style-name="T37">ā</text:span><text:span text:style-name="T22">tika libqurma. </text:span><text:span text:style-name="T26">It is possible that the author confused </text:span><text:span text:style-name="T22">b/paq</text:span><text:span text:style-name="T37">ā</text:span><text:span text:style-name="T22">ru</text:span><text:span text:style-name="T26"> with </text:span><text:span text:style-name="T22">paq</text:span><text:span text:style-name="T37">ā</text:span><text:span text:style-name="T22">du</text:span><text:span text:style-name="T26">, and interpreted the latter as </text:span><text:span text:style-name="T21">åu…du</text:span><text:span text:style-name="T52">8</text:span><text:span text:style-name="T26">. Most probably the whole line was garbled as a result of a mix-up between </text:span><text:span text:style-name="T22">ar</text:span><text:span text:style-name="T37">ā</text:span><text:span text:style-name="T22">ru </text:span><text:span text:style-name="T26">(“to fear”) and </text:span><text:span text:style-name="T22">ar</text:span><text:span text:style-name="T37">ā</text:span><text:span text:style-name="T22">æu</text:span><text:span text:style-name="T26"> (“to hurry”) as well as their Sumerian equivalents </text:span><text:span text:style-name="T21">ur</text:span><text:span text:style-name="T52">4</text:span><text:span text:style-name="T21"> </text:span><text:span text:style-name="T26">and </text:span><text:span text:style-name="T21">ul</text:span><text:span text:style-name="T52">4</text:span><text:span text:style-name="T26">. For the Sumerian, see </text:span><text:span text:style-name="T23">Lipit-Eåtar Hymn A</text:span><text:span text:style-name="T26"> 85: </text:span><text:span text:style-name="T20">níg-nam-e nu-ul</text:span><text:span text:style-name="T51">4</text:span><text:span text:style-name="T20">-en eger-bi kin-kin-me-en</text:span><text:span text:style-name="T1">, “I never rush (with my decisions) but search out the background.”</text:span></text:p>
      <text:p text:style-name="P3"><text:span text:style-name="T1">The signs </text:span><text:span text:style-name="T20">KI.LAM</text:span><text:span text:style-name="T1"> (line 17) are usually read as </text:span><text:span text:style-name="T20">ganba</text:span><text:span text:style-name="T1">, although the evidence for this has never been clear. The lexical lists agree on the Akkadian equivalent </text:span><text:span text:style-name="T22">maæiru</text:span><text:span text:style-name="T1"> but not on the reading. According to MB Diri the reading should be </text:span><text:span text:style-name="T20">åaka(n)ka </text:span><text:span text:style-name="T1">(</text:span><text:span text:style-name="T20">åa-ka-an-ka</text:span><text:span text:style-name="T1">, </text:span><text:soft-page-break/><text:span text:style-name="T1">Diri Ugarit III 178 [</text:span><text:span text:style-name="T22">MSL</text:span><text:span text:style-name="T1"> 15 82]). The later version offers two readings: </text:span><text:span text:style-name="T20">x-ka-ka</text:span><text:span text:style-name="T1"> and </text:span><text:span text:style-name="T20">x-x-ba </text:span><text:span text:style-name="T1">(Diri IV 297–298 [</text:span><text:span text:style-name="T22">MSL</text:span><text:span text:style-name="T1"> 15 162], see also the gloss </text:span><text:span text:style-name="T20">[å]a-ka-k[a</text:span><text:span text:style-name="T47">?</text:span><text:span text:style-name="T20">]</text:span><text:span text:style-name="T1"> in </text:span><text:span text:style-name="T22">MSL</text:span><text:span text:style-name="T1"> </text:span><text:span text:style-name="T22">SS</text:span><text:span text:style-name="T1"> 1 101. The only evidence for </text:span><text:span text:style-name="T20">ganba</text:span><text:span text:style-name="T1"> is from </text:span><text:span text:style-name="T22">ana ittiåu</text:span><text:span text:style-name="T1"> II 17a’ (</text:span><text:span text:style-name="T22">MSL</text:span><text:span text:style-name="T1"> 1 26): </text:span><text:span text:style-name="T20">KI</text:span><text:span text:style-name="T47">gán!(GÁ)-ba</text:span><text:span text:style-name="T20">LAM</text:span><text:span text:style-name="T1">. See now P. Attinger, </text:span><text:span text:style-name="T22">NABU</text:span><text:span text:style-name="T1"> 2008/4: 104.</text:span></text:p>
      <text:p text:style-name="P2"/>
      <text:p text:style-name="P4"><text:span text:style-name="T3">20</text:span><text:span text:style-name="T10">. </text:span><text:span text:style-name="T13">IRI.DU</text:span><text:span text:style-name="T10"> is problematical. ­Edzard suggested a connection with Eridu but that does not recommend itself. ­A more probable explanation may be that </text:span><text:span text:style-name="T13">IRI.DU</text:span><text:span text:style-name="T10"> is a writing for </text:span><text:span text:style-name="T16">igi-du</text:span><text:span text:style-name="T10">, i.e., </text:span><text:span text:style-name="T16">palil</text:span><text:span text:style-name="T10">, which would correspond to </text:span><text:span text:style-name="T15">ana pani</text:span><text:span text:style-name="T10">. The use of /r/ for /g/ is found often in this tablet.</text:span></text:p>
      <text:p text:style-name="P7"/>
      <text:p text:style-name="P4"><text:span text:style-name="T2">21</text:span><text:span text:style-name="T10">. I have no explanation for the sign sequence </text:span><text:span text:style-name="T13">AH BI IR</text:span><text:span text:style-name="T10"> between the Sumerian and Akkadian versions.</text:span></text:p>
      <text:p text:style-name="P13"/>
      <text:p text:style-name="P4"><text:span text:style-name="T3">24–26</text:span><text:span text:style-name="T10">. These lines clearly echo ÅAr1: 20–23 (3) </text:span><text:span text:style-name="T16">énsi nam-énsi-ta lú Ñárza Ñárza-ta ní-te-ní-te-a li-bí-ib-Ñar ù nu-ub-ta-gub-bu lú nu-un-gaz igi nu-un-hul</text:span><text:span text:style-name="T10">.</text:span></text:p>
      <text:p text:style-name="P7"/>
      <text:p text:style-name="P4"><text:span text:style-name="T3">25</text:span><text:span text:style-name="T10">. The writing </text:span><text:span text:style-name="T16">sag-gin</text:span><text:span text:style-name="T10"> for </text:span><text:span text:style-name="T16">KIÅ.NÍTA</text:span><text:span text:style-name="T10"> has been discussed by ­Edzard in his commentary; I would be more reluctant to use this­ text as evidence for the reading of the Sumerian word for “general.” The matter is complex but it is more likely that the proper reading was </text:span><text:span text:style-name="T16">åak(k)an(a)</text:span><text:span text:style-name="T10">; see the unique gloss </text:span><text:span text:style-name="T16">åa-ak-an</text:span><text:span text:style-name="T10"> to in </text:span><text:span text:style-name="T16">KIÅ.NÍTA</text:span><text:span text:style-name="T14"> </text:span><text:span text:style-name="T10">in </text:span><text:span text:style-name="T14">RIIA</text:span><text:span text:style-name="T10"> 47: 3, an OB school text (possibly earlier).</text:span></text:p>
      <text:p text:style-name="P18"><text:span text:style-name="T10">The verbal form </text:span><text:span text:style-name="T16">Ñiå-ki-im ku-ra</text:span><text:span text:style-name="T10"> cannot be rendered as </text:span><text:span text:style-name="T16">Ñiåkim ku</text:span><text:span text:style-name="T50">4</text:span><text:span text:style-name="T16">-ra</text:span><text:span text:style-name="T10"> (Edzard, followed by P. Attinger, </text:span><text:span text:style-name="T15">Eléments</text:span><text:span text:style-name="T10">, 549). In this tablet k = d and r = g, hence this is simply a writing for </text:span><text:span text:style-name="T16">Ñiåkim…dug</text:span><text:span text:style-name="T50">4</text:span><text:span text:style-name="T10">, that is Akkadian </text:span><text:span text:style-name="T15">uddû</text:span><text:span text:style-name="T10">, “to mark, inform, reveal, assign, etc.” </text:span></text:p>
      <text:p text:style-name="P2"/>
      <text:p text:style-name="P1"><text:span text:style-name="T25">26</text:span><text:span text:style-name="T1">. Something is very wrong with both the Sumerian and the­ Akkadian here. Edzard struggled with the passage; using some of the same facts I propose a slightly different </text:span><text:soft-page-break/><text:span text:style-name="T1">interpretation. It seems that whatever the “original” may have contained, some misinterpretation came from a form that had syllabic Sumerian, and the Akkadian version was either composed after the corruption, or was altered to match the new reading. The model for ­this line must be sought in the royal prerogative for execution­ and blinding that is expressed in two other letters: ÅAr1: 23 (2): </text:span><text:span text:style-name="T20">lú nu-un-gaz igi nu-un-hul</text:span><text:span text:style-name="T1">, and ÅuÅa1: 25 X1 (19): </text:span><text:span text:style-name="T20">lú gaz-dè lú igi hul-hul-da</text:span><text:span text:style-name="T1">, X2: </text:span><text:span text:style-name="T20">lú [g]az-dè hul-hul-le-dè</text:span><text:span text:style-name="T1"> (see p. </text:span><text:span text:style-name="T53">000</text:span><text:span text:style-name="T1">, above). One can assume that the “original” text had a­ syllabic version of </text:span><text:span text:style-name="T20">*lú gaz-a igi lú hul-a</text:span><text:span text:style-name="T1">, “execute people, blind them.” Everything went wrong; someone reinterpreted the first part of the line as </text:span><text:span text:style-name="T20">na-an-gaz</text:span><text:span text:style-name="T1"> and produced a syllabic writing </text:span><text:span text:style-name="T20">na-an-ga</text:span><text:span text:style-name="T1">, which was interpreted as a standing for </text:span><text:span text:style-name="T20">lú nam-tag-ga</text:span><text:span text:style-name="T1">, which the lexical texts render as </text:span><text:span text:style-name="T23">b</text:span><text:span text:style-name="T38">ē</text:span><text:span text:style-name="T23">l ar/nni</text:span><text:span text:style-name="T1">, “transgressor, guilty person.” The original translation of </text:span><text:span text:style-name="T20">igi lú hul-a</text:span><text:span text:style-name="T1"> was misread so that </text:span><text:span text:style-name="T22">i-ni</text:span><text:span text:style-name="T1"> became </text:span><text:span text:style-name="T22">uz-ni</text:span><text:span text:style-name="T1">. Sum. </text:span><text:span text:style-name="T20">hul</text:span><text:span text:style-name="T1"> was rendered by Akk. </text:span><text:span text:style-name="T22">qullulu </text:span><text:span text:style-name="T26">on the basis of lexical equivalencies with Akk. </text:span><text:span text:style-name="T22">g/qullulu</text:span><text:span text:style-name="T26">, a verb, or verbs, that still present some interpretive difficulties (see the dictionaries); e.g.</text:span><text:span text:style-name="T1">, </text:span><text:span text:style-name="T20">al-hul-h[ul]</text:span><text:span text:style-name="T1"> = </text:span><text:span text:style-name="T23">gu-u</text:span><text:span text:style-name="T1">[</text:span><text:span text:style-name="T23">l-lu-ul</text:span><text:span text:style-name="T1">], </text:span><text:span text:style-name="T20">ba-hul-hul</text:span><text:span text:style-name="T1"> = </text:span><text:span text:style-name="T23">ig-</text:span><text:span text:style-name="T1">[</text:span><text:span text:style-name="T23">da-li-li</text:span><text:span text:style-name="T1">] (OBGT XI iv 10’–12’ [</text:span><text:span text:style-name="T23">MSL</text:span><text:span text:style-name="T1"> 4 116]), and </text:span><text:span text:style-name="T20">hul-hul</text:span><text:span text:style-name="T1"> = </text:span><text:span text:style-name="T23">gu-u</text:span><text:span text:style-name="T1">[</text:span><text:span text:style-name="T23">l-lu-lu-um</text:span><text:span text:style-name="T1">] (Antagal G 131 [</text:span><text:span text:style-name="T23">MSL</text:span><text:span text:style-name="T1"> 17 224]). Whatever the line of errors, one can be fairly sure­ that at one point the meaning of the line was “You are permitted ­to execute and blind people.” This series of distortions may have also been affected by the association of </text:span><text:span text:style-name="T23">q/qullulu</text:span><text:span text:style-name="T1"> with </text:span><text:span text:style-name="T23">gillatu</text:span><text:span text:style-name="T1">, “crime,” and its Sumerian lexical counterpart </text:span><text:span text:style-name="T20">lúg</text:span><text:span text:style-name="T1"> (</text:span><text:span text:style-name="T20">lu-ú-uk-ka</text:span><text:span text:style-name="T47">?</text:span><text:span text:style-name="T1">).</text:span></text:p>
      <text:p text:style-name="P2"/>
      <text:p text:style-name="P1"><text:span text:style-name="T25">28</text:span><text:span text:style-name="T1">. The otherwise unattested </text:span><text:span text:style-name="T20">é</text:span><text:span text:style-name="T27"> </text:span><text:span text:style-name="T20">nam-åul</text:span><text:span text:style-name="T1"> = ­</text:span><text:span text:style-name="T23">b</text:span><text:span text:style-name="T38">ī</text:span><text:span text:style-name="T23">t eølti</text:span><text:span text:style-name="T1"> is problematic. The Akkadian </text:span><text:span text:style-name="T23">eøltu</text:span><text:span text:style-name="T1"> is usually rendered by Sumerian </text:span><text:span text:style-name="T20">nam-Ñuruå</text:span><text:span text:style-name="T1">; </text:span><text:span text:style-name="T20">nam-åul</text:span><text:span text:style-name="T1"> is usually </text:span><text:span text:style-name="T23">meøltu</text:span><text:span text:style-name="T1">, “manliness, maturity,” and it is probable that this is what the author had in mind. The </text:span><text:span text:style-name="T20">–zu</text:span><text:span text:style-name="T1"> on the Sumerian word is superfluous.</text:span></text:p>
      <text:p text:style-name="P2"/>
      <text:p text:style-name="P1"><text:span text:style-name="T24">30</text:span><text:span text:style-name="T1">. The final verbal phrase probably results from a misinterpretation of the Akkadian use of </text:span><text:span text:style-name="T22">pû</text:span><text:span text:style-name="T1"> + </text:span><text:span text:style-name="T22">nabalkutu</text:span><text:span text:style-name="T1">, equivalent to Sumerian </text:span><text:span text:style-name="T20">ka bal</text:span><text:span text:style-name="T1"> but equating the latter with </text:span><text:span text:style-name="T22">enû</text:span><text:span text:style-name="T1">. The </text:span><text:soft-page-break/><text:span text:style-name="T1">idiom means “to change allegiance/mood,” and is similar in meaning to </text:span><text:span text:style-name="T20">dím-ma ma-da kúr</text:span><text:span text:style-name="T1"> = </text:span><text:span text:style-name="T22">ø</text:span><text:span text:style-name="T37">ē</text:span><text:span text:style-name="T22">m mãti åanû</text:span><text:span text:style-name="T1">, for which see p. </text:span><text:span text:style-name="T53">000</text:span><text:span text:style-name="T1"> below.</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6">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5"><draw:text-box fo:min-height="0.1457in"><text:p text:style-name="Header"><text:span text:style-name="Page_20_Number"><text:page-number text:select-page="current">15</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Òulgi to IÓbi-Erra 1 (3</dc:title>
    <meta:initial-creator>Piotr Michalowski</meta:initial-creator>
    <meta:creation-date>2008-01-30T10:18:00</meta:creation-date>
    <dc:creator>Piotr Michalowski</dc:creator>
    <dc:date>2009-10-28T12:48:00</dc:date>
    <meta:print-date>2009-08-24T23:04:00</meta:print-date>
    <meta:editing-cycles>176</meta:editing-cycles>
    <meta:editing-duration>PT45H52M00S</meta:editing-duration>
    <meta:document-statistic meta:table-count="0" meta:image-count="0" meta:object-count="0" meta:page-count="15" meta:paragraph-count="216" meta:word-count="3257" meta:character-count="19791"/>
    <meta:generator>OpenOffice.org/3.1$Unix OpenOffice.org_project/310m19$Build-9420</meta:generator>
  </office:meta>
</office:document-meta>
</file>